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linkMacSystemFont" svg:font-family="BlinkMacSystemFont, apple-system, 'Segoe UI', Roboto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1.282cm" table:align="left"/>
    </style:style>
    <style:style style:name="Таблица1.A" style:family="table-column">
      <style:table-column-properties style:column-width="6.371cm"/>
    </style:style>
    <style:style style:name="Таблица1.B" style:family="table-column">
      <style:table-column-properties style:column-width="4.911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3.797cm" table:align="left"/>
    </style:style>
    <style:style style:name="Таблица2.A" style:family="table-column">
      <style:table-column-properties style:column-width="4.648cm"/>
    </style:style>
    <style:style style:name="Таблица2.B" style:family="table-column">
      <style:table-column-properties style:column-width="9.149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0.933cm" table:align="left"/>
    </style:style>
    <style:style style:name="Таблица3.A" style:family="table-column">
      <style:table-column-properties style:column-width="3.007cm"/>
    </style:style>
    <style:style style:name="Таблица3.B" style:family="table-column">
      <style:table-column-properties style:column-width="3.595cm"/>
    </style:style>
    <style:style style:name="Таблица3.C" style:family="table-column">
      <style:table-column-properties style:column-width="4.33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17cm" table:align="left"/>
    </style:style>
    <style:style style:name="Таблица4.A" style:family="table-column">
      <style:table-column-properties style:column-width="3.007cm"/>
    </style:style>
    <style:style style:name="Таблица4.B" style:family="table-column">
      <style:table-column-properties style:column-width="1.279cm"/>
    </style:style>
    <style:style style:name="Таблица4.C" style:family="table-column">
      <style:table-column-properties style:column-width="12.714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0.575cm" table:align="left"/>
    </style:style>
    <style:style style:name="Таблица5.A" style:family="table-column">
      <style:table-column-properties style:column-width="3.007cm"/>
    </style:style>
    <style:style style:name="Таблица5.B" style:family="table-column">
      <style:table-column-properties style:column-width="3.595cm"/>
    </style:style>
    <style:style style:name="Таблица5.C" style:family="table-column">
      <style:table-column-properties style:column-width="3.972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17cm" table:align="left"/>
    </style:style>
    <style:style style:name="Таблица6.A" style:family="table-column">
      <style:table-column-properties style:column-width="2.709cm"/>
    </style:style>
    <style:style style:name="Таблица6.B" style:family="table-column">
      <style:table-column-properties style:column-width="5.165cm"/>
    </style:style>
    <style:style style:name="Таблица6.C" style:family="table-column">
      <style:table-column-properties style:column-width="4.613cm"/>
    </style:style>
    <style:style style:name="Таблица6.D" style:family="table-column">
      <style:table-column-properties style:column-width="4.514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3.097cm" table:align="left"/>
    </style:style>
    <style:style style:name="Таблица7.A" style:family="table-column">
      <style:table-column-properties style:column-width="3.769cm"/>
    </style:style>
    <style:style style:name="Таблица7.B" style:family="table-column">
      <style:table-column-properties style:column-width="3.42cm"/>
    </style:style>
    <style:style style:name="Таблица7.C" style:family="table-column">
      <style:table-column-properties style:column-width="2.847cm"/>
    </style:style>
    <style:style style:name="Таблица7.D" style:family="table-column">
      <style:table-column-properties style:column-width="3.06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13.76cm" table:align="left"/>
    </style:style>
    <style:style style:name="Таблица8.A" style:family="table-column">
      <style:table-column-properties style:column-width="9.432cm"/>
    </style:style>
    <style:style style:name="Таблица8.B" style:family="table-column">
      <style:table-column-properties style:column-width="4.329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16.836cm" table:align="left"/>
    </style:style>
    <style:style style:name="Таблица9.A" style:family="table-column">
      <style:table-column-properties style:column-width="7.579cm"/>
    </style:style>
    <style:style style:name="Таблица9.B" style:family="table-column">
      <style:table-column-properties style:column-width="9.257cm"/>
    </style:style>
    <style:style style:name="Таблица9.A1" style:family="table-cell">
      <style:table-cell-properties style:vertical-align="middle" fo:padding="0.049cm" fo:border="none"/>
    </style:style>
    <style:style style:name="Таблица12" style:family="table">
      <style:table-properties style:width="14.646cm" table:align="left"/>
    </style:style>
    <style:style style:name="Таблица12.A" style:family="table-column">
      <style:table-column-properties style:column-width="8.341cm"/>
    </style:style>
    <style:style style:name="Таблица12.B" style:family="table-column">
      <style:table-column-properties style:column-width="1.057cm"/>
    </style:style>
    <style:style style:name="Таблица12.C" style:family="table-column">
      <style:table-column-properties style:column-width="1.88cm"/>
    </style:style>
    <style:style style:name="Таблица12.D" style:family="table-column">
      <style:table-column-properties style:column-width="3.367cm"/>
    </style:style>
    <style:style style:name="Таблица12.A1" style:family="table-cell">
      <style:table-cell-properties style:vertical-align="middle" fo:padding="0.049cm" fo:border="none"/>
    </style:style>
    <style:style style:name="Таблица10" style:family="table">
      <style:table-properties style:width="17cm" table:align="left"/>
    </style:style>
    <style:style style:name="Таблица10.A" style:family="table-column">
      <style:table-column-properties style:column-width="6.281cm"/>
    </style:style>
    <style:style style:name="Таблица10.B" style:family="table-column">
      <style:table-column-properties style:column-width="3.027cm"/>
    </style:style>
    <style:style style:name="Таблица10.C" style:family="table-column">
      <style:table-column-properties style:column-width="3.734cm"/>
    </style:style>
    <style:style style:name="Таблица10.D" style:family="table-column">
      <style:table-column-properties style:column-width="3.958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9.454cm" table:align="left"/>
    </style:style>
    <style:style style:name="Таблица11.A" style:family="table-column">
      <style:table-column-properties style:column-width="3.044cm"/>
    </style:style>
    <style:style style:name="Таблица11.B" style:family="table-column">
      <style:table-column-properties style:column-width="1.057cm"/>
    </style:style>
    <style:style style:name="Таблица11.C" style:family="table-column">
      <style:table-column-properties style:column-width="1.88cm"/>
    </style:style>
    <style:style style:name="Таблица11.D" style:family="table-column">
      <style:table-column-properties style:column-width="3.473cm"/>
    </style:style>
    <style:style style:name="Таблица11.A1" style:family="table-cell">
      <style:table-cell-properties style:vertical-align="middle" fo:padding="0.049cm" fo:border="none"/>
    </style:style>
    <style:style style:name="Таблица11.5" style:family="table-row">
      <style:table-row-properties style:min-row-height="0.753cm"/>
    </style:style>
    <style:style style:name="P1" style:family="paragraph" style:parent-style-name="Heading_20_1">
      <style:paragraph-properties fo:margin-left="0cm" fo:margin-right="0cm" fo:margin-top="0cm" fo:margin-bottom="0.318cm" style:contextual-spacing="false" style:line-height-at-least="1.058cm" fo:orphans="2" fo:widows="2" fo:text-indent="0cm" style:auto-text-indent="false" fo:padding="0cm" fo:border="none"/>
      <style:text-properties fo:font-variant="normal" fo:text-transform="none" fo:color="#ffffff" loext:opacity="100%" style:font-name="BlinkMacSystemFont" fo:font-size="24pt" fo:letter-spacing="normal" fo:font-style="normal" fo:font-weight="bold"/>
    </style:style>
    <style:style style:name="P2" style:family="paragraph" style:parent-style-name="Heading_20_1">
      <style:text-properties fo:color="#ffffff" loext:opacity="100%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  <style:text-properties fo:color="#ffffff" loext:opacity="100%"/>
    </style:style>
    <style:style style:name="P4" style:family="paragraph" style:parent-style-name="Preformatted_20_Text">
      <style:paragraph-properties style:writing-mode="lr-tb"/>
      <style:text-properties fo:color="#ffffff" loext:opacity="100%"/>
    </style:style>
    <style:style style:name="P5" style:family="paragraph" style:parent-style-name="Preformatted_20_Text">
      <style:paragraph-properties fo:margin-top="0cm" fo:margin-bottom="0.499cm" style:contextual-spacing="false" style:writing-mode="lr-tb"/>
      <style:text-properties fo:color="#ffffff" loext:opacity="100%"/>
    </style:style>
    <style:style style:name="P6" style:family="paragraph" style:parent-style-name="Horizontal_20_Line">
      <style:text-properties fo:color="#ffffff" loext:opacity="100%"/>
    </style:style>
    <style:style style:name="P7" style:family="paragraph" style:parent-style-name="Heading_20_2">
      <style:text-properties fo:color="#ffffff" loext:opacity="100%"/>
    </style:style>
    <style:style style:name="P8" style:family="paragraph" style:parent-style-name="Text_20_body">
      <style:text-properties fo:color="#ffffff" loext:opacity="100%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/>
    </style:style>
    <style:style style:name="P10" style:family="paragraph" style:parent-style-name="Text_20_body" style:list-style-name="L1">
      <style:text-properties fo:color="#ffffff" loext:opacity="100%"/>
    </style:style>
    <style:style style:name="P11" style:family="paragraph" style:parent-style-name="Heading_20_3">
      <style:text-properties fo:color="#ffffff" loext:opacity="100%"/>
    </style:style>
    <style:style style:name="P12" style:family="paragraph" style:parent-style-name="Text_20_body" style:list-style-name="L2">
      <style:text-properties fo:color="#ffffff" loext:opacity="100%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color="#ffffff" loext:opacity="100%"/>
    </style:style>
    <style:style style:name="P14" style:family="paragraph" style:parent-style-name="Standard">
      <style:text-properties fo:color="#ffffff" loext:opacity="100%"/>
    </style:style>
    <style:style style:name="P15" style:family="paragraph" style:parent-style-name="Preformatted_20_Text">
      <style:paragraph-properties fo:margin-top="0cm" fo:margin-bottom="0.499cm" style:contextual-spacing="false" style:writing-mode="lr-tb"/>
      <style:text-properties fo:color="#ffffff" loext:opacity="100%" officeooo:paragraph-rsid="0018f291"/>
    </style:style>
    <style:style style:name="P16" style:family="paragraph" style:parent-style-name="Text_20_body" style:list-style-name="L3">
      <style:text-properties fo:color="#ffffff" loext:opacity="100%"/>
    </style:style>
    <style:style style:name="P17" style:family="paragraph" style:parent-style-name="Text_20_body" style:list-style-name="L4">
      <style:text-properties fo:color="#ffffff" loext:opacity="100%"/>
    </style:style>
    <style:style style:name="P18" style:family="paragraph" style:parent-style-name="Table_20_Heading">
      <style:text-properties fo:color="#ffffff" loext:opacity="100%"/>
    </style:style>
    <style:style style:name="P19" style:family="paragraph" style:parent-style-name="Table_20_Contents">
      <style:text-properties fo:color="#ffffff" loext:opacity="100%"/>
    </style:style>
    <style:style style:name="P20" style:family="paragraph" style:parent-style-name="Text_20_body" style:list-style-name="L5">
      <style:text-properties fo:color="#ffffff" loext:opacity="100%"/>
    </style:style>
    <style:style style:name="P21" style:family="paragraph" style:parent-style-name="Text_20_body" style:list-style-name="L6">
      <style:text-properties fo:color="#ffffff" loext:opacity="100%"/>
    </style:style>
    <style:style style:name="P22" style:family="paragraph" style:parent-style-name="Text_20_body" style:list-style-name="L7">
      <style:text-properties fo:color="#ffffff" loext:opacity="100%"/>
    </style:style>
    <style:style style:name="P23" style:family="paragraph" style:parent-style-name="Heading_20_2">
      <style:text-properties fo:color="#ffffff" loext:opacity="100%" fo:language="kk" fo:country="KZ" officeooo:rsid="0014bf56" officeooo:paragraph-rsid="0014bf56"/>
    </style:style>
    <style:style style:name="P24" style:family="paragraph" style:parent-style-name="Text_20_body">
      <style:paragraph-properties fo:margin-left="0cm" fo:margin-right="0cm" fo:margin-top="0cm" fo:margin-bottom="0.318cm" style:contextual-spacing="false" fo:orphans="2" fo:widows="2" fo:text-indent="0cm" style:auto-text-indent="false" fo:padding="0cm" fo:border="none"/>
      <style:text-properties fo:font-variant="normal" fo:text-transform="none" fo:color="#ffffff" loext:opacity="100%" style:font-name="BlinkMacSystemFont" fo:font-size="12pt" fo:letter-spacing="normal" fo:font-style="normal" fo:font-weight="normal"/>
    </style:style>
    <style:style style:name="P25" style:family="paragraph" style:parent-style-name="Text_20_body">
      <style:paragraph-properties fo:margin-left="0cm" fo:margin-right="0cm" fo:margin-top="0cm" fo:margin-bottom="0.318cm" style:contextual-spacing="false" fo:orphans="2" fo:widows="2" fo:text-indent="0cm" style:auto-text-indent="false" fo:padding="0cm" fo:border="none"/>
      <style:text-properties fo:color="#ffffff" loext:opacity="100%"/>
    </style:style>
    <style:style style:name="P26" style:family="paragraph" style:parent-style-name="Text_20_body" style:list-style-name="L8">
      <style:text-properties fo:color="#ffffff" loext:opacity="100%"/>
    </style:style>
    <style:style style:name="P27" style:family="paragraph" style:parent-style-name="Heading_20_6">
      <style:text-properties fo:color="#ffffff" loext:opacity="100%"/>
    </style:style>
    <style:style style:name="P28" style:family="paragraph" style:parent-style-name="Text_20_body" style:list-style-name="L9">
      <style:text-properties fo:color="#ffffff" loext:opacity="100%"/>
    </style:style>
    <style:style style:name="P29" style:family="paragraph" style:parent-style-name="Quotations">
      <style:text-properties fo:color="#ffffff" loext:opacity="100%"/>
    </style:style>
    <style:style style:name="P30" style:family="paragraph" style:parent-style-name="Text_20_body" style:list-style-name="L10">
      <style:text-properties fo:color="#ffffff" loext:opacity="100%"/>
    </style:style>
    <style:style style:name="P31" style:family="paragraph" style:parent-style-name="Text_20_body" style:list-style-name="L11">
      <style:text-properties fo:color="#ffffff" loext:opacity="100%"/>
    </style:style>
    <style:style style:name="P32" style:family="paragraph" style:parent-style-name="Text_20_body">
      <style:paragraph-properties fo:margin-top="0cm" fo:margin-bottom="0.499cm" style:contextual-spacing="false" style:writing-mode="lr-tb"/>
    </style:style>
    <style:style style:name="P33" style:family="paragraph" style:parent-style-name="Text_20_body" style:list-style-name="L12">
      <style:text-properties fo:color="#ffffff" loext:opacity="100%"/>
    </style:style>
    <style:style style:name="P34" style:family="paragraph" style:parent-style-name="Text_20_body" style:list-style-name="L13">
      <style:text-properties fo:color="#ffffff" loext:opacity="100%"/>
    </style:style>
    <style:style style:name="P35" style:family="paragraph" style:parent-style-name="Text_20_body" style:list-style-name="L14">
      <style:text-properties fo:color="#ffffff" loext:opacity="100%"/>
    </style:style>
    <style:style style:name="P36" style:family="paragraph" style:parent-style-name="Text_20_body" style:list-style-name="L15">
      <style:text-properties fo:color="#ffffff" loext:opacity="100%"/>
    </style:style>
    <style:style style:name="P37" style:family="paragraph" style:parent-style-name="Text_20_body" style:list-style-name="L16">
      <style:text-properties fo:color="#ffffff" loext:opacity="100%"/>
    </style:style>
    <style:style style:name="P38" style:family="paragraph" style:parent-style-name="Text_20_body" style:list-style-name="L17">
      <style:text-properties fo:color="#ffffff" loext:opacity="100%"/>
    </style:style>
    <style:style style:name="P39" style:family="paragraph" style:parent-style-name="Preformatted_20_Text" style:list-style-name="L17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/>
    </style:style>
    <style:style style:name="P40" style:family="paragraph" style:parent-style-name="Text_20_body" style:list-style-name="L18">
      <style:text-properties fo:color="#ffffff" loext:opacity="100%"/>
    </style:style>
    <style:style style:name="P41" style:family="paragraph" style:parent-style-name="Text_20_body" style:list-style-name="L19">
      <style:text-properties fo:color="#ffffff" loext:opacity="100%"/>
    </style:style>
    <style:style style:name="P42" style:family="paragraph" style:parent-style-name="Heading_20_5">
      <style:text-properties fo:color="#ffffff" loext:opacity="100%"/>
    </style:style>
    <style:style style:name="P43" style:family="paragraph" style:parent-style-name="Text_20_body" style:list-style-name="L20">
      <style:text-properties fo:color="#ffffff" loext:opacity="100%"/>
    </style:style>
    <style:style style:name="P44" style:family="paragraph" style:parent-style-name="Text_20_body" style:list-style-name="L21">
      <style:text-properties fo:color="#ffffff" loext:opacity="100%"/>
    </style:style>
    <style:style style:name="P45" style:family="paragraph" style:parent-style-name="Text_20_body" style:list-style-name="L22">
      <style:text-properties fo:color="#ffffff" loext:opacity="100%"/>
    </style:style>
    <style:style style:name="P46" style:family="paragraph" style:parent-style-name="Text_20_body" style:list-style-name="L23">
      <style:text-properties fo:color="#ffffff" loext:opacity="100%"/>
    </style:style>
    <style:style style:name="P47" style:family="paragraph" style:parent-style-name="Text_20_body" style:list-style-name="L24">
      <style:text-properties fo:color="#ffffff" loext:opacity="100%"/>
    </style:style>
    <style:style style:name="P48" style:family="paragraph" style:parent-style-name="Text_20_body" style:list-style-name="L25">
      <style:text-properties fo:color="#ffffff" loext:opacity="100%"/>
    </style:style>
    <style:style style:name="P49" style:family="paragraph" style:parent-style-name="Text_20_body" style:list-style-name="L26">
      <style:text-properties fo:color="#ffffff" loext:opacity="100%"/>
    </style:style>
    <style:style style:name="P50" style:family="paragraph" style:parent-style-name="Text_20_body" style:list-style-name="L27">
      <style:text-properties fo:color="#ffffff" loext:opacity="100%"/>
    </style:style>
    <style:style style:name="P51" style:family="paragraph" style:parent-style-name="Text_20_body" style:list-style-name="L28">
      <style:text-properties fo:color="#ffffff" loext:opacity="100%"/>
    </style:style>
    <style:style style:name="P52" style:family="paragraph" style:parent-style-name="Text_20_body" style:list-style-name="L29">
      <style:text-properties fo:color="#ffffff" loext:opacity="100%"/>
    </style:style>
    <style:style style:name="T1" style:family="text">
      <style:text-properties fo:font-variant="normal" fo:text-transform="none" style:font-name="BlinkMacSystemFont" fo:font-size="12pt" fo:letter-spacing="normal" fo:font-style="normal" fo:font-weight="normal"/>
    </style:style>
    <style:style style:name="T2" style:family="text">
      <style:text-properties fo:font-variant="normal" fo:text-transform="none" fo:font-family="Consolas, 'Lucida Console', Menlo, Monaco, monospace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letter-spacing="normal" loext:padding="0cm" loext:border="none"/>
    </style:style>
    <style:style style:name="T4" style:family="text">
      <style:text-properties fo:font-variant="normal" fo:text-transform="none" style:text-line-through-style="none" style:text-line-through-type="none" style:font-name="BlinkMacSystemFont" fo:font-size="18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5" style:family="text">
      <style:text-properties fo:font-variant="normal" fo:text-transform="none" fo:letter-spacing="normal"/>
    </style:style>
    <style:style style:name="T6" style:family="text">
      <style:text-properties fo:font-variant="normal" fo:text-transform="none" style:text-line-through-style="none" style:text-line-through-type="none" style:font-name="BlinkMacSystemFont" fo:font-size="12pt" fo:letter-spacing="normal" fo:font-style="normal" style:text-underline-style="none" fo:font-weight="normal" style:text-blinking="false"/>
    </style:style>
    <style:style style:name="T7" style:family="text">
      <style:text-properties fo:color="#ffffff" loext:opacity="100%"/>
    </style:style>
    <style:style style:name="T8" style:family="text">
      <style:text-properties fo:font-variant="normal" fo:text-transform="none" fo:color="#ffffff" loext:opacity="100%" style:text-line-through-style="none" style:text-line-through-type="none" style:font-name="BlinkMacSystemFont" fo:font-size="12pt" fo:letter-spacing="normal" fo:font-style="normal" style:text-underline-style="none" fo:font-weight="normal" style:text-blinking="false" style:font-name-asian="NSimSun" style:font-size-asian="10pt" style:font-name-complex="Liberation Mono" style:font-size-complex="10pt"/>
    </style:style>
    <style:style style:name="T9" style:family="text">
      <style:text-properties fo:font-variant="normal" fo:text-transform="none" fo:color="#ffffff" loext:opacity="100%" style:font-name="BlinkMacSystemFont" fo:font-size="12pt" fo:letter-spacing="normal" fo:font-style="normal" fo:font-weight="normal" style:font-name-asian="NSimSun" style:font-size-asian="10pt" style:font-name-complex="Liberation Mono" style:font-size-complex="10pt"/>
    </style:style>
    <style:style style:name="T10" style:family="text">
      <style:text-properties fo:font-variant="normal" fo:text-transform="none" fo:color="#ffffff" loext:opacity="100%" fo:font-family="Consolas, 'Lucida Console', Menlo, Monaco, monospace" fo:font-size="12pt" fo:letter-spacing="normal" fo:font-style="normal" fo:font-weight="normal" style:font-size-asian="10pt" style:font-size-complex="10pt" loext:padding="0cm" loext:border="none"/>
    </style:style>
    <style:style style:name="T11" style:family="text">
      <style:text-properties officeooo:rsid="001fcccd"/>
    </style:style>
    <style:style style:name="T12" style:family="text">
      <style:text-properties fo:language="kk" fo:country="KZ" officeooo:rsid="001fcccd"/>
    </style:style>
    <style:style style:name="T13" style:family="text">
      <style:text-properties fo:language="en" fo:country="US" officeooo:rsid="001fccc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Методы прототипов, объекты без свойства __proto__</text:h>
      <text:h text:style-name="P2" text:outline-level="1">Код</text:h>
      <text:p text:style-name="P3"><text:span text:style-name="Source_20_Text">let animal = {</text:span></text:p>
      <text:p text:style-name="P4"><text:span text:style-name="Source_20_Text"><text:s text:c="2"/>eats: true</text:span></text:p>
      <text:p text:style-name="P4"><text:span text:style-name="Source_20_Text">};</text:span></text:p>
      <text:p text:style-name="P4"/>
      <text:p text:style-name="P4"><text:span text:style-name="Source_20_Text">// создаём новый объект с прототипом animal</text:span></text:p>
      <text:p text:style-name="P4"><text:span text:style-name="Source_20_Text">let rabbit = Object.create(animal);</text:span></text:p>
      <text:p text:style-name="P4"/>
      <text:p text:style-name="P4"><text:span text:style-name="Source_20_Text">alert(rabbit.eats); // true</text:span></text:p>
      <text:p text:style-name="P4"/>
      <text:p text:style-name="P4"><text:span text:style-name="Source_20_Text">alert(Object.getPrototypeOf(rabbit) === animal); // получаем прототип объекта rabbit</text:span></text:p>
      <text:p text:style-name="P4"/>
      <text:p text:style-name="P5"><text:span text:style-name="Source_20_Text">Object.setPrototypeOf(rabbit, {}); // заменяем прототип объекта rabbit на {}</text:span></text:p>
      <text:p text:style-name="P6"/>
      <text:h text:style-name="P2" text:outline-level="1">🔎 ПОДРОБНОЕ ОБЪЯСНЕНИЕ</text:h>
      <text:h text:style-name="P7" text:outline-level="2">▶ 1. Создаём объект <text:span text:style-name="Source_20_Text">animal</text:span></text:h>
      <text:p text:style-name="P3"><text:span text:style-name="Source_20_Text">let animal = {</text:span></text:p>
      <text:p text:style-name="P4"><text:span text:style-name="Source_20_Text"><text:s text:c="2"/>eats: true</text:span></text:p>
      <text:p text:style-name="P5"><text:span text:style-name="Source_20_Text">};</text:span></text:p>
      <text:p text:style-name="P8">Обычный объект с одним свойством <text:span text:style-name="Source_20_Text">eats</text:span>.</text:p>
      <text:p text:style-name="P6"/>
      <text:h text:style-name="P7" text:outline-level="2">▶ 2. Создаём объект <text:span text:style-name="Source_20_Text">rabbit</text:span>, чей прототип → <text:span text:style-name="Source_20_Text">animal</text:span></text:h>
      <text:p text:style-name="P9"><text:span text:style-name="Source_20_Text">let rabbit = Object.create(animal);</text:span></text:p>
      <text:p text:style-name="P8">Вот что происходит:</text:p>
      <text:p text:style-name="P9"><text:span text:style-name="Source_20_Text">rabbit → animal → Object.prototype → null</text:span></text:p>
      <text:p text:style-name="P8"><text:span text:style-name="Source_20_Text">rabbit</text:span> сам <text:span text:style-name="Strong_20_Emphasis">не содержит</text:span> свойства <text:span text:style-name="Source_20_Text">eats</text:span>.<text:line-break/>Но благодаря прототипу <text:span text:style-name="Emphasis">оно доступно</text:span>.</text:p>
      <text:p text:style-name="P6"/>
      <text:h text:style-name="P7" text:outline-level="2">▶ 3. Доступ к наследуемому свойству</text:h>
      <text:p text:style-name="P9"><text:span text:style-name="Source_20_Text">alert(rabbit.eats); // true</text:span></text:p>
      <text:p text:style-name="P8">Как JS ищет свойство:</text:p>
      <text:list text:style-name="L1">
        <text:list-item>
          <text:p text:style-name="P10"><text:soft-page-break/>Смотрит в <text:span text:style-name="Source_20_Text">rabbit</text:span> — нет <text:span text:style-name="Source_20_Text">eats</text:span>.</text:p>
        </text:list-item>
        <text:list-item>
          <text:p text:style-name="P10">Идёт в прототип (<text:span text:style-name="Source_20_Text">animal</text:span>) — находит <text:span text:style-name="Source_20_Text">eats: true</text:span>.</text:p>
        </text:list-item>
      </text:list>
      <text:p text:style-name="P8">→ поэтому выводится <text:span text:style-name="Strong_20_Emphasis">true</text:span>.</text:p>
      <text:p text:style-name="P6"/>
      <text:h text:style-name="P7" text:outline-level="2">▶ 4. Проверка прототипа</text:h>
      <text:p text:style-name="P9"><text:span text:style-name="Source_20_Text">alert(Object.getPrototypeOf(rabbit) === animal); // true</text:span></text:p>
      <text:p text:style-name="P8"><text:span text:style-name="Source_20_Text">Object.getPrototypeOf(rabbit)</text:span> возвращает ссылку на прототип объекта <text:span text:style-name="Source_20_Text">rabbit</text:span>.</text:p>
      <text:p text:style-name="P8">Поскольку <text:span text:style-name="Source_20_Text">rabbit</text:span> был создан через <text:span text:style-name="Source_20_Text">Object.create(animal)</text:span>, его прототип = <text:span text:style-name="Source_20_Text">animal</text:span>.</text:p>
      <text:p text:style-name="P6"/>
      <text:h text:style-name="P7" text:outline-level="2">▶ 5. Замена прототипа</text:h>
      <text:p text:style-name="P9"><text:span text:style-name="Source_20_Text">Object.setPrototypeOf(rabbit, {});</text:span></text:p>
      <text:p text:style-name="P8">Теперь цепочка прототипов меняется:</text:p>
      <text:p text:style-name="P8">БЫЛО:</text:p>
      <text:p text:style-name="P9"><text:span text:style-name="Source_20_Text">rabbit → animal → Object.prototype</text:span></text:p>
      <text:p text:style-name="P8">СТАЛО:</text:p>
      <text:p text:style-name="P9"><text:span text:style-name="Source_20_Text">rabbit → {} → Object.prototype</text:span></text:p>
      <text:h text:style-name="P11" text:outline-level="3">❗ Что это означает?</text:h>
      <text:p text:style-name="P8">После замены прототипа:</text:p>
      <text:list text:style-name="L2">
        <text:list-item>
          <text:p text:style-name="P12"><text:span text:style-name="Source_20_Text">rabbit</text:span> больше <text:span text:style-name="Strong_20_Emphasis">не наследует</text:span> свойство <text:span text:style-name="Source_20_Text">eats</text:span> от <text:span text:style-name="Source_20_Text">animal</text:span>.</text:p>
        </text:list-item>
        <text:list-item>
          <text:p text:style-name="P12"><text:span text:style-name="Source_20_Text">rabbit.eats</text:span> станет <text:span text:style-name="Source_20_Text">undefined</text:span>, если не задать в самом <text:span text:style-name="Source_20_Text">rabbit</text:span>.</text:p>
        </text:list-item>
      </text:list>
      <text:p text:style-name="P8">Проверим:</text:p>
      <text:p text:style-name="P9"><text:span text:style-name="Source_20_Text">alert(rabbit.eats); // undefined</text:span></text:p>
      <text:p text:style-name="P6"/>
      <text:h text:style-name="P2" text:outline-level="1">🧠 Зачем так делают?</text:h>
      <text:p text:style-name="P8">Иногда нужно динамически менять поведение объекта — например, временно подключать другой набор методов или отменять наследование.</text:p>
      <text:p text:style-name="P8">Но <text:span text:style-name="Strong_20_Emphasis">замена прототипа — тяжёлая операция для движка</text:span>, поэтому её используют редко.</text:p>
      <text:p text:style-name="P8"><text:span text:style-name="T1">У </text:span><text:span text:style-name="Source_20_Text"><text:span text:style-name="T2">Object.create</text:span></text:span><text:span text:style-name="T1"> есть необязательный второй аргумент: дескрипторы свойств. Мы можем добавить дополнительное свойство новому объекту таким образом:</text:span></text:p>
      <text:section text:style-name="Sect1" text:name="4s1jat6yp0">
        <text:p text:style-name="P13"><text:soft-page-break/><text:span text:style-name="Source_20_Text"><text:span text:style-name="T2">let animal = {</text:span></text:span></text:p>
        <text:p text:style-name="P13"><text:span text:style-name="Source_20_Text"><text:span text:style-name="T3"><text:s text:c="2"/></text:span></text:span><text:span text:style-name="Source_20_Text"><text:span text:style-name="T2">eats: true</text:span></text:span></text:p>
        <text:p text:style-name="P13"><text:span text:style-name="Source_20_Text"><text:span text:style-name="T2">};</text:span></text:span></text:p>
        <text:p text:style-name="P13"/>
        <text:p text:style-name="P13"><text:span text:style-name="Source_20_Text"><text:span text:style-name="T2">let rabbit = Object.create(animal, {</text:span></text:span></text:p>
        <text:p text:style-name="P13"><text:span text:style-name="Source_20_Text"><text:span text:style-name="T3"><text:s text:c="2"/></text:span></text:span><text:span text:style-name="Source_20_Text"><text:span text:style-name="T2">jumps: {</text:span></text:span></text:p>
        <text:p text:style-name="P13"><text:span text:style-name="Source_20_Text"><text:span text:style-name="T3"><text:s text:c="4"/></text:span></text:span><text:span text:style-name="Source_20_Text"><text:span text:style-name="T2">value: true</text:span></text:span></text:p>
        <text:p text:style-name="P13"><text:span text:style-name="Source_20_Text"><text:span text:style-name="T3"><text:s text:c="2"/></text:span></text:span><text:span text:style-name="Source_20_Text"><text:span text:style-name="T2">}</text:span></text:span></text:p>
        <text:p text:style-name="P13"><text:span text:style-name="Source_20_Text"><text:span text:style-name="T2">});</text:span></text:span></text:p>
        <text:p text:style-name="P13"/>
        <text:p text:style-name="P13"><text:span text:style-name="Source_20_Text"><text:span text:style-name="T2">alert(rabbit.jumps); // true</text:span></text:span></text:p>
      </text:section>
      <text:p text:style-name="P14"/>
      <text:p text:style-name="P14"/>
      <text:p text:style-name="P8">Разберём эту строку <text:span text:style-name="Strong_20_Emphasis">подробно и понятно</text:span>, потому что она показывает <text:span text:style-name="Emphasis">расширенный способ клонирования объекта</text:span> с сохранением прототипа и всех свойств.</text:p>
      <text:p text:style-name="P6"/>
      <text:h text:style-name="P2" text:outline-level="1">📌 Исходный код</text:h>
      <text:p text:style-name="P3"><text:span text:style-name="Source_20_Text">// клон obj c тем же прототипом (с поверхностным копированием свойств)</text:span></text:p>
      <text:p text:style-name="P4"><text:span text:style-name="Source_20_Text">let clone = Object.create(</text:span></text:p>
      <text:p text:style-name="P4"><text:span text:style-name="Source_20_Text"><text:s text:c="2"/>Object.getPrototypeOf(obj),</text:span></text:p>
      <text:p text:style-name="P4"><text:span text:style-name="Source_20_Text"><text:s text:c="2"/>Object.getOwnPropertyDescriptors(obj)</text:span></text:p>
      <text:p text:style-name="P5"><text:span text:style-name="Source_20_Text">);</text:span></text:p>
      <text:p text:style-name="P6"/>
      <text:h text:style-name="P2" text:outline-level="1">🔥 Что делает этот код?</text:h>
      <text:p text:style-name="P8">Он создаёт <text:span text:style-name="Strong_20_Emphasis">клон объекта</text:span>, который:</text:p>
      <text:h text:style-name="P11" text:outline-level="3">✔ имеет тот же прототип, что и оригинальный объект</text:h>
      <text:h text:style-name="P11" text:outline-level="3">✔ содержит те же свойства (включая скрытые флаги: writable, enumerable, configurable, getters/setters)</text:h>
      <text:p text:style-name="P8">То есть клонирование максимально «точное».</text:p>
      <text:p text:style-name="P6"/>
      <text:h text:style-name="P2" text:outline-level="1">🎯 Разбор по частям</text:h>
      <text:h text:style-name="P7" text:outline-level="2">▶ 1. Получение прототипа объекта</text:h>
      <text:p text:style-name="P9"><text:span text:style-name="Source_20_Text">Object.getPrototypeOf(obj)</text:span></text:p>
      <text:p text:style-name="P8">Возвращает прототип объекта <text:span text:style-name="Source_20_Text">obj</text:span>.</text:p>
      <text:p text:style-name="P8">Например:</text:p>
      <text:p text:style-name="P3"><text:soft-page-break/><text:span text:style-name="Source_20_Text">let animal = { eats: true };</text:span></text:p>
      <text:p text:style-name="P4"><text:span text:style-name="Source_20_Text">let rabbit = Object.create(animal);</text:span></text:p>
      <text:p text:style-name="P4"/>
      <text:p text:style-name="P15"><text:span text:style-name="Source_20_Text">Object.getPrototypeOf(rabbit); // → { eats: true };</text:span></text:p>
      <text:p text:style-name="P8">Этот прототип передаётся в <text:span text:style-name="Source_20_Text">Object.create</text:span>, чтобы клон унаследовал те же свойства.</text:p>
      <text:p text:style-name="P6"/>
      <text:h text:style-name="P7" text:outline-level="2">▶ 2. Получение дескрипторов свойств</text:h>
      <text:p text:style-name="P9"><text:span text:style-name="Source_20_Text">Object.getOwnPropertyDescriptors(obj)</text:span></text:p>
      <text:p text:style-name="P8">Это важная часть.</text:p>
      <text:p text:style-name="P8">Этот метод возвращает <text:span text:style-name="Emphasis">не сами значения</text:span>, а <text:span text:style-name="Strong_20_Emphasis">дескрипторы</text:span>:</text:p>
      <text:p text:style-name="P8">Например:</text:p>
      <text:p text:style-name="P3"><text:span text:style-name="Source_20_Text">{</text:span></text:p>
      <text:p text:style-name="P4"><text:span text:style-name="Source_20_Text"><text:s text:c="2"/>name: {</text:span></text:p>
      <text:p text:style-name="P4"><text:span text:style-name="Source_20_Text"><text:s text:c="4"/>value: "John",</text:span></text:p>
      <text:p text:style-name="P4"><text:span text:style-name="Source_20_Text"><text:s text:c="4"/>writable: true,</text:span></text:p>
      <text:p text:style-name="P4"><text:span text:style-name="Source_20_Text"><text:s text:c="4"/>enumerable: true,</text:span></text:p>
      <text:p text:style-name="P4"><text:span text:style-name="Source_20_Text"><text:s text:c="4"/>configurable: true</text:span></text:p>
      <text:p text:style-name="P4"><text:span text:style-name="Source_20_Text"><text:s text:c="2"/>},</text:span></text:p>
      <text:p text:style-name="P4"><text:span text:style-name="Source_20_Text"><text:s text:c="2"/>age: {</text:span></text:p>
      <text:p text:style-name="P4"><text:span text:style-name="Source_20_Text"><text:s text:c="4"/>get() { ... },</text:span></text:p>
      <text:p text:style-name="P4"><text:span text:style-name="Source_20_Text"><text:s text:c="4"/>set(value) { ... },</text:span></text:p>
      <text:p text:style-name="P4"><text:span text:style-name="Source_20_Text"><text:s text:c="4"/>enumerable: false</text:span></text:p>
      <text:p text:style-name="P4"><text:span text:style-name="Source_20_Text"><text:s text:c="2"/>}</text:span></text:p>
      <text:p text:style-name="P5"><text:span text:style-name="Source_20_Text">}</text:span></text:p>
      <text:p text:style-name="P8">То есть он возвращает:</text:p>
      <text:list text:style-name="L3">
        <text:list-item>
          <text:p text:style-name="P16">value</text:p>
        </text:list-item>
        <text:list-item>
          <text:p text:style-name="P16">writable</text:p>
        </text:list-item>
        <text:list-item>
          <text:p text:style-name="P16">enumerable</text:p>
        </text:list-item>
        <text:list-item>
          <text:p text:style-name="P16">configurable</text:p>
        </text:list-item>
        <text:list-item>
          <text:p text:style-name="P16">get</text:p>
        </text:list-item>
        <text:list-item>
          <text:p text:style-name="P16">set</text:p>
        </text:list-item>
      </text:list>
      <text:p text:style-name="P8">Это позволяет точно скопировать свойства — даже геттеры и сеттеры.</text:p>
      <text:p text:style-name="P6"/>
      <text:h text:style-name="P7" text:outline-level="2">▶ 3. Создание клона</text:h>
      <text:p text:style-name="P9"><text:span text:style-name="Source_20_Text">Object.create(prototype, propertyDescriptors)</text:span></text:p>
      <text:p text:style-name="P8">Создаёт новый объект:</text:p>
      <text:list text:style-name="L4">
        <text:list-item>
          <text:p text:style-name="P17">с указанным <text:span text:style-name="Strong_20_Emphasis">прототипом</text:span></text:p>
        </text:list-item>
        <text:list-item>
          <text:p text:style-name="P17">с указанными <text:span text:style-name="Strong_20_Emphasis">свойствами</text:span> (и их флагами)</text:p>
        </text:list-item>
      </text:list>
      <text:p text:style-name="P6"><text:soft-page-break/></text:p>
      <text:h text:style-name="P2" text:outline-level="1">🧩 В итоге клон имеет: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18">Что копируется?</text:p>
            </table:table-cell>
            <table:table-cell table:style-name="Таблица1.A1" office:value-type="string">
              <text:p text:style-name="P18">Да</text:p>
            </table:table-cell>
          </table:table-row>
        </table:table-header-rows>
        <table:table-row>
          <table:table-cell table:style-name="Таблица1.A1" office:value-type="string">
            <text:p text:style-name="P19">Значения свойств</text:p>
          </table:table-cell>
          <table:table-cell table:style-name="Таблица1.A1" office:value-type="string">
            <text:p text:style-name="P19">✔ поверхностно</text:p>
          </table:table-cell>
        </table:table-row>
        <table:table-row>
          <table:table-cell table:style-name="Таблица1.A1" office:value-type="string">
            <text:p text:style-name="P19">Геттеры, сеттеры</text:p>
          </table:table-cell>
          <table:table-cell table:style-name="Таблица1.A1" office:value-type="string">
            <text:p text:style-name="P19">✔</text:p>
          </table:table-cell>
        </table:table-row>
        <table:table-row>
          <table:table-cell table:style-name="Таблица1.A1" office:value-type="string">
            <text:p text:style-name="P19">writable / configurable / enumerable</text:p>
          </table:table-cell>
          <table:table-cell table:style-name="Таблица1.A1" office:value-type="string">
            <text:p text:style-name="P19">✔</text:p>
          </table:table-cell>
        </table:table-row>
        <table:table-row>
          <table:table-cell table:style-name="Таблица1.A1" office:value-type="string">
            <text:p text:style-name="P19">Прототип</text:p>
          </table:table-cell>
          <table:table-cell table:style-name="Таблица1.A1" office:value-type="string">
            <text:p text:style-name="P19">✔ полностью сохраняется</text:p>
          </table:table-cell>
        </table:table-row>
        <table:table-row>
          <table:table-cell table:style-name="Таблица1.A1" office:value-type="string">
            <text:p text:style-name="P19">Символьные ключи</text:p>
          </table:table-cell>
          <table:table-cell table:style-name="Таблица1.A1" office:value-type="string">
            <text:p text:style-name="P19">✔</text:p>
          </table:table-cell>
        </table:table-row>
        <table:table-row>
          <table:table-cell table:style-name="Таблица1.A1" office:value-type="string">
            <text:p text:style-name="P19">Неформатируемые свойства</text:p>
          </table:table-cell>
          <table:table-cell table:style-name="Таблица1.A1" office:value-type="string">
            <text:p text:style-name="P19">✔</text:p>
          </table:table-cell>
        </table:table-row>
      </table:table>
      <text:p text:style-name="P8">Это делает клонирование гораздо точнее, чем:</text:p>
      <text:p text:style-name="P9"><text:span text:style-name="Source_20_Text">for (let key in obj) clone[key] = obj[key];</text:span></text:p>
      <text:p text:style-name="P8">Потому что цикл:</text:p>
      <text:list text:style-name="L5">
        <text:list-item>
          <text:p text:style-name="P20">не копирует геттеры/сеттеры</text:p>
        </text:list-item>
        <text:list-item>
          <text:p text:style-name="P20">не копирует флаги свойств</text:p>
        </text:list-item>
        <text:list-item>
          <text:p text:style-name="P20">перечисляет только enumerable свойства</text:p>
        </text:list-item>
        <text:list-item>
          <text:p text:style-name="P20">копирует только собственные свойства</text:p>
        </text:list-item>
        <text:list-item>
          <text:p text:style-name="P20">не копирует символы</text:p>
        </text:list-item>
      </text:list>
      <text:p text:style-name="P6"/>
      <text:h text:style-name="P2" text:outline-level="1">📌 Итоговое простое объяснение</text:h>
      <text:p text:style-name="P8">Этот код создаёт <text:span text:style-name="Strong_20_Emphasis">клон объекта obj</text:span>, который:</text:p>
      <text:list text:style-name="L6">
        <text:list-item>
          <text:p text:style-name="P21">имеет такой же прототип, как и <text:span text:style-name="Source_20_Text">obj</text:span></text:p>
        </text:list-item>
        <text:list-item>
          <text:p text:style-name="P21">содержит все свойства <text:span text:style-name="Source_20_Text">obj</text:span></text:p>
        </text:list-item>
        <text:list-item>
          <text:p text:style-name="P21">сохраняет <text:span text:style-name="Emphasis">все флаги свойств</text:span> (даже скрытые!)</text:p>
        </text:list-item>
        <text:list-item>
          <text:p text:style-name="P21">копирует геттеры/сеттеры</text:p>
        </text:list-item>
      </text:list>
      <text:p text:style-name="P8">Это самый «правильный» способ создать полноценный клон.</text:p>
      <text:p text:style-name="P14"/>
      <text:p text:style-name="P14"/>
      <text:p text:style-name="P8"><text:span text:style-name="Strong_20_Emphasis">Ассоциативный массив</text:span> — это структура данных, в которой значения хранятся не под числовыми индексами, как в обычном массиве, а под <text:span text:style-name="Strong_20_Emphasis">ключами</text:span>.</text:p>
      <text:p text:style-name="P8">Проще:<text:line-break/>Это <text:span text:style-name="Strong_20_Emphasis">набор пар «ключ → значение»</text:span>, где ключом может быть строка (или символ в JS).</text:p>
      <text:p text:style-name="P8">В JavaScript таким «ассоциативным массивом» является <text:span text:style-name="Strong_20_Emphasis">обычный объект</text:span>:</text:p>
      <text:p text:style-name="P3"><text:span text:style-name="Source_20_Text">let user = {</text:span></text:p>
      <text:p text:style-name="P4"><text:span text:style-name="Source_20_Text"><text:s text:c="2"/>name: "John",</text:span></text:p>
      <text:p text:style-name="P4"><text:soft-page-break/><text:span text:style-name="Source_20_Text"><text:s text:c="2"/>age: 30</text:span></text:p>
      <text:p text:style-name="P5"><text:span text:style-name="Source_20_Text">};</text:span></text:p>
      <text:p text:style-name="P8">Здесь:</text:p>
      <text:list text:style-name="L7">
        <text:list-item>
          <text:p text:style-name="P22"><text:span text:style-name="Source_20_Text">"name"</text:span> — ключ</text:p>
        </text:list-item>
        <text:list-item>
          <text:p text:style-name="P22"><text:span text:style-name="Source_20_Text">"John"</text:span> — значение</text:p>
        </text:list-item>
        <text:list-item>
          <text:p text:style-name="P22"><text:span text:style-name="Source_20_Text">"age"</text:span> — ключ</text:p>
        </text:list-item>
        <text:list-item>
          <text:p text:style-name="P22"><text:span text:style-name="Source_20_Text">30</text:span> — значение</text:p>
        </text:list-item>
      </text:list>
      <text:p text:style-name="P6"/>
      <text:h text:style-name="P23" text:outline-level="2"><text:span text:style-name="T4">П</text:span><text:span text:style-name="T4">ростейший объект</text:span></text:h>
      <text:p text:style-name="P24">Как мы знаем, объекты можно использовать как ассоциативные массивы для хранения пар ключ/значение.</text:p>
      <text:p text:style-name="P25"><text:span text:style-name="T5">…</text:span><text:span text:style-name="T1">Но если мы попробуем хранить </text:span><text:span text:style-name="Emphasis"><text:span text:style-name="T1">созданные пользователями</text:span></text:span><text:span text:style-name="T1"> ключи (например, словари с пользовательским вводом), мы можем заметить интересный сбой: все ключи работают как ожидается, за исключением </text:span><text:span text:style-name="Source_20_Text"><text:span text:style-name="T2">"__proto__"</text:span></text:span><text:span text:style-name="T1">.</text:span></text:p>
      <text:p text:style-name="P8"/>
      <text:h text:style-name="P2" text:outline-level="1"/>
      <text:h text:style-name="P2" text:outline-level="1">🔍 Почему называется «ассоциативный»?</text:h>
      <text:p text:style-name="P8">Потому что значение <text:span text:style-name="Strong_20_Emphasis">ассоциируется</text:span> (связывается) с ключом:</text:p>
      <text:p text:style-name="P3"><text:span text:style-name="Source_20_Text">"name" → "John"</text:span></text:p>
      <text:p text:style-name="P5"><text:span text:style-name="Source_20_Text">"age" → 30</text:span></text:p>
      <text:p text:style-name="P8">А в обычном массиве ассоциация — только с номером:</text:p>
      <text:p text:style-name="P3"><text:span text:style-name="Source_20_Text">let arr = ["apple", "banana"];</text:span></text:p>
      <text:p text:style-name="P5"><text:span text:style-name="Source_20_Text">// <text:s text:c="3"/>0 <text:s text:c="8"/>1</text:span></text:p>
      <text:h text:style-name="P2" text:outline-level="1">Отличие обычного массива от ассоциативного</text:h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18">Обычный массив</text:p>
            </table:table-cell>
            <table:table-cell table:style-name="Таблица2.A1" office:value-type="string">
              <text:p text:style-name="P18">Ассоциативный массив</text:p>
            </table:table-cell>
          </table:table-row>
        </table:table-header-rows>
        <table:table-row>
          <table:table-cell table:style-name="Таблица2.A1" office:value-type="string">
            <text:p text:style-name="P19">Доступ по номеру</text:p>
          </table:table-cell>
          <table:table-cell table:style-name="Таблица2.A1" office:value-type="string">
            <text:p text:style-name="P19">Доступ по строковому ключу</text:p>
          </table:table-cell>
        </table:table-row>
        <table:table-row>
          <table:table-cell table:style-name="Таблица2.A1" office:value-type="string">
            <text:p text:style-name="P19">Индексы: 0, 1, 2…</text:p>
          </table:table-cell>
          <table:table-cell table:style-name="Таблица2.A1" office:value-type="string">
            <text:p text:style-name="P19">Ключи: "name", "age", "id"…</text:p>
          </table:table-cell>
        </table:table-row>
        <table:table-row>
          <table:table-cell table:style-name="Таблица2.A1" office:value-type="string">
            <text:p text:style-name="P19">Порядок важен</text:p>
          </table:table-cell>
          <table:table-cell table:style-name="Таблица2.A1" office:value-type="string">
            <text:p text:style-name="P19">Порядок может быть неважен</text:p>
          </table:table-cell>
        </table:table-row>
        <table:table-row>
          <table:table-cell table:style-name="Таблица2.A1" office:value-type="string">
            <text:p text:style-name="P19">Массивы — для списков</text:p>
          </table:table-cell>
          <table:table-cell table:style-name="Таблица2.A1" office:value-type="string">
            <text:p text:style-name="P19">Ассоциативные массивы — для структур данных</text:p>
          </table:table-cell>
        </table:table-row>
      </table:table>
      <text:h text:style-name="P2" text:outline-level="1"><text:soft-page-break/>СИТУАЦИЯ</text:h>
      <text:p text:style-name="P8">Ты создаёшь обычный объект:</text:p>
      <text:p text:style-name="P9"><text:span text:style-name="Source_20_Text">let obj = {};</text:span></text:p>
      <text:p text:style-name="P8">Пользователь вводит ключ:</text:p>
      <text:p text:style-name="P9"><text:span text:style-name="Source_20_Text">let key = prompt("What's the key?", "__proto__");</text:span></text:p>
      <text:p text:style-name="P8">Ты записываешь значение:</text:p>
      <text:p text:style-name="P9"><text:span text:style-name="Source_20_Text">obj[key] = "some value";</text:span></text:p>
      <text:p text:style-name="P8">Но результат неожидан:</text:p>
      <text:p text:style-name="P3"><text:span text:style-name="Source_20_Text">alert(obj[key]); </text:span></text:p>
      <text:p text:style-name="P4"><text:span text:style-name="Source_20_Text">// показывает: [object Object]</text:span></text:p>
      <text:p text:style-name="P5"><text:span text:style-name="Source_20_Text">// а мы ожидали: "some value"</text:span></text:p>
      <text:p text:style-name="P6"/>
      <text:h text:style-name="P2" text:outline-level="1">🧨 ПОЧЕМУ ТАК ПРОИСХОДИТ?</text:h>
      <text:p text:style-name="P8">Потому что ключ <text:span text:style-name="Source_20_Text">"__proto__"</text:span> в обычном объекте <text:span text:style-name="Strong_20_Emphasis">не является обычным свойством!</text:span></text:p>
      <text:p text:style-name="P8">Это <text:span text:style-name="Strong_20_Emphasis">специальный геттер/сеттер</text:span>, который управляет прототипом объекта.</text:p>
      <text:h text:style-name="P11" text:outline-level="3">То есть:</text:h>
      <text:p text:style-name="P9"><text:span text:style-name="Source_20_Text">obj.__proto__</text:span></text:p>
      <text:p text:style-name="P8">— это не ваш ключ.<text:line-break/>Это «магический» способ получить или изменить прототип объекта.</text:p>
      <text:p text:style-name="P6"/>
      <text:h text:style-name="P2" text:outline-level="1">▶ Когда вы делаете:</text:h>
      <text:p text:style-name="P9"><text:span text:style-name="Source_20_Text">obj["__proto__"] = "some value";</text:span></text:p>
      <text:p text:style-name="P8">Вы <text:span text:style-name="Strong_20_Emphasis">не записываете строку </text:span><text:span text:style-name="Strong_20_Emphasis"><text:span text:style-name="Source_20_Text">"some value"</text:span></text:span><text:span text:style-name="Strong_20_Emphasis"> в свойство</text:span>,<text:line-break/>а вызываете <text:span text:style-name="Emphasis">сеттер прототипа</text:span>!</text:p>
      <text:p text:style-name="P8">То есть ваш код пытается изменить прототип объекта на <text:span text:style-name="Source_20_Text">"some value"</text:span>.</text:p>
      <text:p text:style-name="P8">JS видит несоответствие (строка → прототип) и игнорирует присвоение.</text:p>
      <text:p text:style-name="P6"/>
      <text:h text:style-name="P2" text:outline-level="1">▶ Потом в alert вызывается геттер:</text:h>
      <text:p text:style-name="P9"><text:span text:style-name="Source_20_Text">obj["__proto__"] <text:s text:c="2"/>→ <text:s/>obj.__proto__ <text:s/>→ <text:s/>Object.prototype</text:span></text:p>
      <text:p text:style-name="P8"><text:soft-page-break/>Поэтому вывод и такой:</text:p>
      <text:p text:style-name="P9"><text:span text:style-name="Source_20_Text">[object Object]</text:span></text:p>
      <text:p text:style-name="P8">Это строковое представление объекта <text:span text:style-name="Source_20_Text">Object.prototype</text:span>.</text:p>
      <text:p text:style-name="P6"/>
      <text:h text:style-name="P2" text:outline-level="1">📌 В итоге:</text:h>
      <text:h text:style-name="P11" text:outline-level="3">Ключ <text:span text:style-name="Source_20_Text">"__proto__"</text:span> в <text:span text:style-name="Source_20_Text">{}</text:span> <text:span text:style-name="Strong_20_Emphasis">невозможен</text:span>, потому что это спецсвойство для прототипов.</text:h>
      <text:p text:style-name="P6"/>
      <text:h text:style-name="P2" text:outline-level="1">🔍 Пример для наглядности</text:h>
      <text:p text:style-name="P8">Попробуем:</text:p>
      <text:p text:style-name="P3"><text:span text:style-name="Source_20_Text">let obj = {};</text:span></text:p>
      <text:p text:style-name="P5"><text:span text:style-name="Source_20_Text">console.log(obj.__proto__);</text:span></text:p>
      <text:p text:style-name="P8">Вывод:</text:p>
      <text:p text:style-name="P9"><text:span text:style-name="Source_20_Text">{ constructor: f, toString: f, ... }</text:span></text:p>
      <text:p text:style-name="P8">Это стандартный <text:span text:style-name="Source_20_Text">Object.prototype</text:span>.</text:p>
      <text:p text:style-name="P8">Теперь попробуем присвоить:</text:p>
      <text:p text:style-name="P3"><text:span text:style-name="Source_20_Text">obj["__proto__"] = 123;</text:span></text:p>
      <text:p text:style-name="P5"><text:span text:style-name="Source_20_Text">console.log(obj.__proto__);</text:span></text:p>
      <text:p text:style-name="P8">Вывод <text:span text:style-name="Strong_20_Emphasis">не изменится</text:span>, потому что вы не присвоили свойство — вы пытались изменить прототип, но не вышло.</text:p>
      <text:p text:style-name="P6"/>
      <text:h text:style-name="P2" text:outline-level="1">✔ Как избежать проблемы?</text:h>
      <text:p text:style-name="P8">Использовать объект <text:span text:style-name="Strong_20_Emphasis">без прототипа</text:span>:</text:p>
      <text:p text:style-name="P9"><text:span text:style-name="Source_20_Text">let obj = Object.create(null);</text:span></text:p>
      <text:p text:style-name="P8">Теперь всё работает:</text:p>
      <text:p text:style-name="P3"><text:span text:style-name="Source_20_Text">let key = "__proto__";</text:span></text:p>
      <text:p text:style-name="P4"><text:span text:style-name="Source_20_Text">obj[key] = "some value";</text:span></text:p>
      <text:p text:style-name="P4"/>
      <text:p text:style-name="P5"><text:span text:style-name="Source_20_Text">alert(obj[key]); // "some value"</text:span></text:p>
      <text:p text:style-name="P8">Почему?</text:p>
      <text:p text:style-name="P8"><text:soft-page-break/>👉 Потому что у объекта <text:span text:style-name="Strong_20_Emphasis">нет прототипа и нет магического свойства </text:span><text:span text:style-name="Strong_20_Emphasis"><text:span text:style-name="Source_20_Text">__proto__</text:span></text:span>.<text:line-break/>Он — чистый словарь.</text:p>
      <text:p text:style-name="P6"/>
      <text:h text:style-name="P2" text:outline-level="1">🧠 Итоговое объяснение простыми словами</text:h>
      <text:list text:style-name="L8">
        <text:list-item>
          <text:p text:style-name="P26">В обычных объектах <text:span text:style-name="Source_20_Text">{}</text:span> ключ <text:span text:style-name="Source_20_Text">"__proto__"</text:span> — <text:span text:style-name="Strong_20_Emphasis">не обычный ключ</text:span>, а встроенный механизм для работы с прототипом.</text:p>
        </text:list-item>
        <text:list-item>
          <text:p text:style-name="P26">Поэтому присвоение <text:span text:style-name="Source_20_Text">obj["__proto__"] = "some value"</text:span> <text:span text:style-name="Strong_20_Emphasis">не создаёт свойство</text:span>, а вызывает специальный внутренний сеттер.</text:p>
        </text:list-item>
        <text:list-item>
          <text:p text:style-name="P26">При чтении <text:span text:style-name="Source_20_Text">obj["__proto__"]</text:span> вы получаете не то, что записали, а прототип объекта → отсюда <text:span text:style-name="Source_20_Text">[object Object]</text:span>.</text:p>
        </text:list-item>
      </text:list>
      <text:p text:style-name="P14">…Но обычно это нормально для ассоциативных массивов. Обратите внимание, что большинство методов, связанных с объектами, имеют вид Object.something(...). К примеру, Object.keys(obj). Подобные методы не находятся в прототипе, так что они продолжат работать для таких объектов: let chineseDictionary = Object.create(null); chineseDictionary.hello = "你好"; chineseDictionary.bye = "再见"; alert(Object.keys(chineseDictionary)); // hello,bye что значит</text:p>
      <text:h text:style-name="P27" text:outline-level="6">ChatGPT сказал:</text:h>
      <text:p text:style-name="P8">Разберём этот текст и пример по частям, <text:span text:style-name="Strong_20_Emphasis">простыми словами</text:span>, чтобы стало понятно, что именно автор хочет показать.</text:p>
      <text:p text:style-name="P6"/>
      <text:h text:style-name="P2" text:outline-level="1">📌 Контекст</text:h>
      <text:p text:style-name="P8">Речь идёт об объектах, созданных так:</text:p>
      <text:p text:style-name="P9"><text:span text:style-name="Source_20_Text">let chineseDictionary = Object.create(null);</text:span></text:p>
      <text:p text:style-name="P8">Это <text:span text:style-name="Strong_20_Emphasis">объект без прототипа</text:span>.</text:p>
      <text:p text:style-name="P8">У такого объекта:</text:p>
      <text:list text:style-name="L9">
        <text:list-item>
          <text:p text:style-name="P28"><text:span text:style-name="Strong_20_Emphasis">нет </text:span><text:span text:style-name="Strong_20_Emphasis"><text:span text:style-name="Source_20_Text">__proto__</text:span></text:span></text:p>
        </text:list-item>
        <text:list-item>
          <text:p text:style-name="P28"><text:span text:style-name="Strong_20_Emphasis">нет наследования от </text:span><text:span text:style-name="Strong_20_Emphasis"><text:span text:style-name="Source_20_Text">Object.prototype</text:span></text:span></text:p>
        </text:list-item>
        <text:list-item>
          <text:p text:style-name="P28"><text:span text:style-name="Strong_20_Emphasis">нет методов </text:span><text:span text:style-name="Strong_20_Emphasis"><text:span text:style-name="Source_20_Text">toString</text:span></text:span><text:span text:style-name="Strong_20_Emphasis">, </text:span><text:span text:style-name="Strong_20_Emphasis"><text:span text:style-name="Source_20_Text">hasOwnProperty</text:span></text:span><text:span text:style-name="Strong_20_Emphasis">, и т.д.</text:span></text:p>
        </text:list-item>
      </text:list>
      <text:p text:style-name="P8">Он — <text:span text:style-name="Emphasis">чистый словарь</text:span>, только свои ключи и ничего лишнего.</text:p>
      <text:p text:style-name="P6"/>
      <text:h text:style-name="P2" text:outline-level="1">🔍 Вопрос: «что значит этот фрагмент?»</text:h>
      <text:p text:style-name="P8">Фраза:</text:p>
      <text:p text:style-name="P29">большинство методов, связанных с объектами, имеют вид <text:span text:style-name="Source_20_Text">Object.something(...)</text:span>.<text:line-break/><text:soft-page-break/>Подобные методы <text:span text:style-name="Strong_20_Emphasis">не находятся в прототипе</text:span>, так что они продолжат работать для таких объектов.</text:p>
      <text:h text:style-name="P11" text:outline-level="3">Значение:</text:h>
      <text:p text:style-name="P8">Методы вроде:</text:p>
      <text:list text:style-name="L10">
        <text:list-item>
          <text:p text:style-name="P30"><text:span text:style-name="Source_20_Text">Object.keys(obj)</text:span></text:p>
        </text:list-item>
        <text:list-item>
          <text:p text:style-name="P30"><text:span text:style-name="Source_20_Text">Object.values(obj)</text:span></text:p>
        </text:list-item>
        <text:list-item>
          <text:p text:style-name="P30"><text:span text:style-name="Source_20_Text">Object.entries(obj)</text:span></text:p>
        </text:list-item>
        <text:list-item>
          <text:p text:style-name="P30"><text:span text:style-name="Source_20_Text">Object.assign(obj)</text:span></text:p>
        </text:list-item>
        <text:list-item>
          <text:p text:style-name="P30"><text:span text:style-name="Source_20_Text">Object.getOwnPropertyNames(obj)</text:span></text:p>
        </text:list-item>
        <text:list-item>
          <text:p text:style-name="P30">и т.д.</text:p>
        </text:list-item>
      </text:list>
      <text:p text:style-name="P8">являются <text:span text:style-name="Strong_20_Emphasis">функциями самого конструктора Object</text:span>,<text:line-break/>а НЕ методами прототипа объекта.</text:p>
      <text:p text:style-name="P8">То есть они <text:span text:style-name="Strong_20_Emphasis">не зависят от </text:span><text:span text:style-name="Strong_20_Emphasis"><text:span text:style-name="Source_20_Text">obj.__proto__</text:span></text:span>.</text:p>
      <text:p text:style-name="P8">Они берут объект <text:span text:style-name="Strong_20_Emphasis">как аргумент</text:span>, а НЕ через наследование.</text:p>
      <text:p text:style-name="P6"/>
      <text:h text:style-name="P2" text:outline-level="1">📌 Иллюстрация</text:h>
      <text:p text:style-name="P3"><text:span text:style-name="Source_20_Text">let chineseDictionary = Object.create(null);</text:span></text:p>
      <text:p text:style-name="P4"><text:span text:style-name="Source_20_Text">chineseDictionary.hello = "你好";</text:span></text:p>
      <text:p text:style-name="P4"><text:span text:style-name="Source_20_Text">chineseDictionary.bye = "再见";</text:span></text:p>
      <text:p text:style-name="P4"/>
      <text:p text:style-name="P5"><text:span text:style-name="Source_20_Text">alert(Object.keys(chineseDictionary)); // hello,bye</text:span></text:p>
      <text:h text:style-name="P11" text:outline-level="3">Почему это работает?</text:h>
      <text:p text:style-name="P8">Потому что:</text:p>
      <text:list text:style-name="L11">
        <text:list-item>
          <text:p text:style-name="P31"><text:span text:style-name="Source_20_Text">Object.keys()</text:span> просто принимает объект, смотрит его <text:span text:style-name="Emphasis">собственные</text:span> ключи и возвращает их список.</text:p>
        </text:list-item>
        <text:list-item>
          <text:p text:style-name="P31">Ему <text:span text:style-name="Strong_20_Emphasis">не важно</text:span>, что у объекта нет прототипа.</text:p>
        </text:list-item>
      </text:list>
      <text:p text:style-name="P6"/>
      <text:h text:style-name="P2" text:outline-level="1">🔥 Противоположный пример: методы, которые бы НЕ работали</text:h>
      <text:p text:style-name="P8">Если объект создан через <text:span text:style-name="Source_20_Text">{}</text:span>, то можно делать:</text:p>
      <text:p text:style-name="P3"><text:span text:style-name="Source_20_Text">let obj = {};</text:span></text:p>
      <text:p text:style-name="P5"><text:span text:style-name="Source_20_Text">obj.hasOwnProperty("x");</text:span></text:p>
      <text:p text:style-name="P8"><text:soft-page-break/>Но если прототипа нет:</text:p>
      <text:p text:style-name="P3"><text:span text:style-name="Source_20_Text">let obj = Object.create(null);</text:span></text:p>
      <text:p text:style-name="P5"><text:span text:style-name="Source_20_Text">obj.hasOwnProperty("x"); // ❌ Ошибка! Нет метода.</text:span></text:p>
      <text:p text:style-name="P8">Почему?</text:p>
      <text:p text:style-name="P8">Потому что <text:span text:style-name="Source_20_Text">hasOwnProperty</text:span> лежит в <text:span text:style-name="Source_20_Text">Object.prototype</text:span>, а у объекта без прототипа он недоступен.</text:p>
      <text:p text:style-name="P6"/>
      <text:h text:style-name="P2" text:outline-level="1">✔ Но методы формата <text:span text:style-name="Source_20_Text">Object.keys(obj)</text:span> работают всегда</text:h>
      <text:p text:style-name="P8">Потому что они находятся в <text:span text:style-name="Strong_20_Emphasis">Object</text:span>, а не в прототипе объекта.</text:p>
      <text:p text:style-name="P6"/>
      <text:h text:style-name="P2" text:outline-level="1">🧠 Простое объяснение</text:h>
      <text:h text:style-name="P11" text:outline-level="3">Обычные методы объекта:</text:h>
      <text:p text:style-name="P3"><text:span text:style-name="Source_20_Text">obj.toString()</text:span></text:p>
      <text:p text:style-name="P5"><text:span text:style-name="Source_20_Text">obj.hasOwnProperty()</text:span></text:p>
      <text:p text:style-name="P8">❌ НЕ работают для объекта без прототипа,<text:line-break/>потому что их нет в объекте.</text:p>
      <text:p text:style-name="P6"/>
      <text:h text:style-name="P11" text:outline-level="3">Методы Object.*:</text:h>
      <text:p text:style-name="P3"><text:span text:style-name="Source_20_Text">Object.keys(obj)</text:span></text:p>
      <text:p text:style-name="P4"><text:span text:style-name="Source_20_Text">Object.values(obj)</text:span></text:p>
      <text:p text:style-name="P5"><text:span text:style-name="Source_20_Text">Object.assign(obj, ...)</text:span></text:p>
      <text:p text:style-name="P8">✔ Работают, потому что они <text:span text:style-name="Strong_20_Emphasis">не берутся из прототипа</text:span>,<text:line-break/>а вызываются как функций со стороны.</text:p>
      <text:p text:style-name="P6"/>
      <text:h text:style-name="P2" text:outline-level="1">📝 Итог в одном предложении</text:h>
      <text:p text:style-name="P8"><text:span text:style-name="Strong_20_Emphasis">Даже если объект создан без прототипа, методы Object.something() продолжают работать, потому что они не принадлежат объекту — они просто принимают объект как аргумент.</text:span></text:p>
      <text:h text:style-name="P2" text:outline-level="1"><text:soft-page-break/></text:h>
      <text:p text:style-name="P8"><text:a xlink:type="simple" xlink:href="https://developer.mozilla.org/ru/docs/Web/JavaScript/Reference/Global_Objects/Object/create" text:style-name="Internet_20_link" text:visited-style-name="Visited_20_Internet_20_Link"><text:span text:style-name="T6">Object.create(proto[, descriptors])</text:span></text:a><text:span text:style-name="T1"> – создаёт пустой объект со свойством </text:span><text:span text:style-name="Source_20_Text"><text:span text:style-name="T2">[[Prototype]]</text:span></text:span><text:span text:style-name="T1">, указанным как </text:span><text:span text:style-name="Source_20_Text"><text:span text:style-name="T2">proto</text:span></text:span><text:span text:style-name="T1"> (может быть </text:span><text:span text:style-name="Source_20_Text"><text:span text:style-name="T2">null</text:span></text:span><text:span text:style-name="T1">), и необязательными дескрипторами свойств.</text:span></text:p>
      <text:p text:style-name="P8"/>
      <text:h text:style-name="P2" text:outline-level="1">НАИБОЛЕЕ ПРОСТОЕ ОБОБЩЕНИЕ</text:h>
      <text:p text:style-name="P9"><text:span text:style-name="Source_20_Text">let obj = Object.create(proto, properties);</text:span></text:p>
      <text:p text:style-name="P8">Читай так:</text:p>
      <text:p text:style-name="P29">«Создай новый объект, который наследует от <text:span text:style-name="Strong_20_Emphasis">proto</text:span>,<text:line-break/>и добавь в него свойства из <text:span text:style-name="Strong_20_Emphasis">properties</text:span>».</text:p>
      <text:p text:style-name="P6"/>
      <text:h text:style-name="P2" text:outline-level="1">🧩 Давай супер-простой пример без сложных слов</text:h>
      <text:p text:style-name="P3"><text:span text:style-name="Source_20_Text">let person = { species: "human" };</text:span></text:p>
      <text:p text:style-name="P4"/>
      <text:p text:style-name="P4"><text:span text:style-name="Source_20_Text">let alex = Object.create(person, {</text:span></text:p>
      <text:p text:style-name="P4"><text:span text:style-name="Source_20_Text"><text:s text:c="2"/>name: { value: "Alex" },</text:span></text:p>
      <text:p text:style-name="P4"><text:span text:style-name="Source_20_Text"><text:s text:c="2"/>age: { value: 25 }</text:span></text:p>
      <text:p text:style-name="P5"><text:span text:style-name="Source_20_Text">});</text:span></text:p>
      <text:p text:style-name="P8">Что получилось?</text:p>
      <text:p text:style-name="P3"><text:span text:style-name="Source_20_Text">alex.name → "Alex" <text:s text:c="2"/>(его собственное)</text:span></text:p>
      <text:p text:style-name="P4"><text:span text:style-name="Source_20_Text">alex.age → 25 <text:s text:c="7"/>(его собственное)</text:span></text:p>
      <text:p text:style-name="P5"><text:span text:style-name="Source_20_Text">alex.species → "human" <text:s/>(унаследовано от person)</text:span></text:p>
      <text:p text:style-name="P5"><text:span text:style-name="Source_20_Text"><text:span text:style-name="T7"/></text:span></text:p>
      <text:p text:style-name="P32"><text:span text:style-name="Source_20_Text"><text:span text:style-name="T8">Object.getPrototypeOf(obj)</text:span></text:span><text:span text:style-name="Source_20_Text"><text:span text:style-name="T9"> – возвращает свойство </text:span></text:span><text:span text:style-name="Source_20_Text"><text:span text:style-name="T10">[[Prototype]]</text:span></text:span><text:span text:style-name="Source_20_Text"><text:span text:style-name="T9"> объекта </text:span></text:span><text:span text:style-name="Source_20_Text"><text:span text:style-name="T10">obj</text:span></text:span><text:span text:style-name="Source_20_Text"><text:span text:style-name="T9"> (то же самое, что и геттер </text:span></text:span><text:span text:style-name="Source_20_Text"><text:span text:style-name="T10">__proto__</text:span></text:span><text:span text:style-name="Source_20_Text"><text:span text:style-name="T9">).</text:span></text:span></text:p>
      <text:h text:style-name="P2" text:outline-level="1">1. У каждого объекта в JavaScript есть скрытое свойство <text:span text:style-name="Strong_20_Emphasis">[[Prototype]]</text:span></text:h>
      <text:p text:style-name="P8">Это невидимое внутреннее свойство, в котором хранится <text:span text:style-name="Strong_20_Emphasis">прототип</text:span> объекта — то есть объект, от которого он наследует.</text:p>
      <text:p text:style-name="P8">Например:</text:p>
      <text:p text:style-name="P3"><text:span text:style-name="Source_20_Text">let animal = { eats: true };</text:span></text:p>
      <text:p text:style-name="P5"><text:soft-page-break/><text:span text:style-name="Source_20_Text">let rabbit = Object.create(animal);</text:span></text:p>
      <text:p text:style-name="P8">Теперь у <text:span text:style-name="Source_20_Text">rabbit</text:span>:</text:p>
      <text:p text:style-name="P9"><text:span text:style-name="Source_20_Text">rabbit.[[Prototype]] === animal</text:span></text:p>
      <text:p text:style-name="P8">Это <text:span text:style-name="Emphasis">механизм наследования</text:span>.</text:p>
      <text:p text:style-name="P6"/>
      <text:h text:style-name="P2" text:outline-level="1">🔥 2. Чтобы получить прототип, используется:</text:h>
      <text:h text:style-name="P7" text:outline-level="2">✔ Официальный способ:</text:h>
      <text:p text:style-name="P9"><text:span text:style-name="Source_20_Text">Object.getPrototypeOf(rabbit)</text:span></text:p>
      <text:p text:style-name="P8">Этот метод возвращает объект-прототип:</text:p>
      <text:p text:style-name="P9"><text:span text:style-name="Source_20_Text">Object.getPrototypeOf(rabbit) === animal; // true</text:span></text:p>
      <text:p text:style-name="P6"/>
      <text:h text:style-name="P2" text:outline-level="1">🔥 3. Есть ещё старый способ — свойство <text:span text:style-name="Source_20_Text">__proto__</text:span></text:h>
      <text:p text:style-name="P8">Это просто «крыша» над <text:span text:style-name="Source_20_Text">[[Prototype]]</text:span>, удобный доступ к нему:</text:p>
      <text:p text:style-name="P9"><text:span text:style-name="Source_20_Text">rabbit.__proto__ === animal; // true</text:span></text:p>
      <text:p text:style-name="P6"/>
      <text:h text:style-name="P2" text:outline-level="1">❗ Но важно понимать:</text:h>
      <text:list text:style-name="L12">
        <text:list-item>
          <text:p text:style-name="P33"><text:span text:style-name="Source_20_Text">[[Prototype]]</text:span> → настоящее внутреннее свойство (полностью скрытое)</text:p>
        </text:list-item>
        <text:list-item>
          <text:p text:style-name="P33"><text:span text:style-name="Source_20_Text">__proto__</text:span> → специальный аксессор (геттер/сеттер), через который можно прочитать и изменить прототип</text:p>
        </text:list-item>
        <text:list-item>
          <text:p text:style-name="P33"><text:span text:style-name="Source_20_Text">Object.getPrototypeOf()</text:span> → официальный безопасный способ получить прототип</text:p>
        </text:list-item>
      </text:list>
      <text:p text:style-name="P6"/>
      <text:h text:style-name="P2" text:outline-level="1">📌 Поэтому фраза означает:</text:h>
      <text:p text:style-name="P29">Метод <text:span text:style-name="Strong_20_Emphasis">Object.getPrototypeOf(obj)</text:span> возвращает <text:span text:style-name="Emphasis">тот объект</text:span>, который является прототипом <text:span text:style-name="Source_20_Text">obj</text:span>.<text:line-break/>Это то же самое, что посмотреть на <text:span text:style-name="Source_20_Text">obj.__proto__</text:span>.</text:p>
      <text:p text:style-name="P6"><text:soft-page-break/></text:p>
      <text:h text:style-name="P2" text:outline-level="1">📌 Пример для полной ясности</text:h>
      <text:p text:style-name="P3"><text:span text:style-name="Source_20_Text">let animal = { eats: true };</text:span></text:p>
      <text:p text:style-name="P4"/>
      <text:p text:style-name="P4"><text:span text:style-name="Source_20_Text">let rabbit = Object.create(animal);</text:span></text:p>
      <text:p text:style-name="P4"/>
      <text:p text:style-name="P4"><text:span text:style-name="Source_20_Text">console.log(Object.getPrototypeOf(rabbit)); // { eats: true }</text:span></text:p>
      <text:p text:style-name="P5"><text:span text:style-name="Source_20_Text">console.log(rabbit.__proto__); <text:s text:c="13"/>// { eats: true }</text:span></text:p>
      <text:p text:style-name="P8">Одинаковый результат!</text:p>
      <text:p text:style-name="P6"/>
      <text:h text:style-name="P2" text:outline-level="1">🧠 ПРОСТОЕ ОБЪЯСНЕНИЕ</text:h>
      <text:list text:style-name="L13">
        <text:list-item>
          <text:p text:style-name="P34">У объекта есть родитель, от которого он наследует → это его прототип.</text:p>
        </text:list-item>
        <text:list-item>
          <text:p text:style-name="P34"><text:span text:style-name="Source_20_Text">Object.getPrototypeOf(obj)</text:span> возвращает этого родителя.</text:p>
        </text:list-item>
        <text:list-item>
          <text:p text:style-name="P34"><text:span text:style-name="Source_20_Text">obj.__proto__</text:span> делает то же самое, только это старый способ.</text:p>
        </text:list-item>
      </text:list>
      <text:p text:style-name="P14">Object.setPrototypeOf(obj, proto) – устанавливает свойство [[Prototype]] объекта obj как proto (то же самое, что и сеттер __proto__). что значит</text:p>
      <text:h text:style-name="P27" text:outline-level="6">ChatGPT сказал:</text:h>
      <text:p text:style-name="P8">Разберём максимально просто, что значит эта фраза:</text:p>
      <text:p text:style-name="P6"/>
      <text:h text:style-name="P2" text:outline-level="1">📌 Фраза:</text:h>
      <text:p text:style-name="P29"><text:span text:style-name="Strong_20_Emphasis">Object.setPrototypeOf(obj, proto)</text:span> – устанавливает свойство <text:span text:style-name="Strong_20_Emphasis">[[Prototype]]</text:span> объекта <text:span text:style-name="Strong_20_Emphasis">obj</text:span> как <text:span text:style-name="Strong_20_Emphasis">proto</text:span><text:line-break/>(то же самое, что и сеттер <text:span text:style-name="Strong_20_Emphasis">proto</text:span>).</text:p>
      <text:p text:style-name="P6"/>
      <text:h text:style-name="P2" text:outline-level="1">🔥 1. У объекта есть скрытое свойство <text:span text:style-name="Strong_20_Emphasis">[[Prototype]]</text:span></text:h>
      <text:p text:style-name="P8">Это как «родитель» объекта — тот объект, от которого он наследует свойства.</text:p>
      <text:p text:style-name="P8">Например:</text:p>
      <text:p text:style-name="P3"><text:span text:style-name="Source_20_Text">let animal = { eats: true };</text:span></text:p>
      <text:p text:style-name="P5"><text:span text:style-name="Source_20_Text">let rabbit = {};</text:span></text:p>
      <text:p text:style-name="P8">Если назначить:</text:p>
      <text:p text:style-name="P9"><text:span text:style-name="Source_20_Text">Object.setPrototypeOf(rabbit, animal);</text:span></text:p>
      <text:p text:style-name="P8"><text:soft-page-break/>Теперь:</text:p>
      <text:p text:style-name="P9"><text:span text:style-name="Source_20_Text">rabbit → animal → Object.prototype → null</text:span></text:p>
      <text:p text:style-name="P8">То есть rabbit «наследует» animal.</text:p>
      <text:p text:style-name="P6"/>
      <text:h text:style-name="P2" text:outline-level="1">🔥 2. Что делает Object.setPrototypeOf?</text:h>
      <text:p text:style-name="P8">Он просто меняет прототип объекта.</text:p>
      <text:h text:style-name="P11" text:outline-level="3">До:</text:h>
      <text:p text:style-name="P9"><text:span text:style-name="Source_20_Text">rabbit.__proto__ === Object.prototype</text:span></text:p>
      <text:h text:style-name="P11" text:outline-level="3">После:</text:h>
      <text:p text:style-name="P3"><text:span text:style-name="Source_20_Text">Object.setPrototypeOf(rabbit, animal);</text:span></text:p>
      <text:p text:style-name="P4"/>
      <text:p text:style-name="P5"><text:span text:style-name="Source_20_Text">// теперь rabbit.__proto__ === animal</text:span></text:p>
      <text:p text:style-name="P8">То есть rabbit теперь ведёт себя так, словно был создан через:</text:p>
      <text:p text:style-name="P9"><text:span text:style-name="Source_20_Text">let rabbit = Object.create(animal);</text:span></text:p>
      <text:p text:style-name="P6"/>
      <text:h text:style-name="P2" text:outline-level="1">🔥 3. То же самое можно сделать старым способом:</text:h>
      <text:p text:style-name="P9"><text:span text:style-name="Source_20_Text">rabbit.__proto__ = animal;</text:span></text:p>
      <text:p text:style-name="P8">Но <text:span text:style-name="Source_20_Text">__proto__</text:span> — это устаревший и медленный способ.</text:p>
      <text:p text:style-name="P6"/>
      <text:h text:style-name="P2" text:outline-level="1">📌 ПЕРЕВОД ПРОСТЫМИ СЛОВАМИ</text:h>
      <text:h text:style-name="P11" text:outline-level="3">👉 Object.setPrototypeOf(obj, proto)</text:h>
      <text:p text:style-name="P8">«Сделай так, чтобы <text:span text:style-name="Strong_20_Emphasis">obj</text:span> наследовал от <text:span text:style-name="Strong_20_Emphasis">proto</text:span>.»</text:p>
      <text:h text:style-name="P11" text:outline-level="3">Или ещё проще:</text:h>
      <text:p text:style-name="P8">«Назначь объекту новый родитель (новый прототип).»</text:p>
      <text:p text:style-name="P6"/>
      <text:h text:style-name="P2" text:outline-level="1"><text:soft-page-break/>✨ ПРИМЕР</text:h>
      <text:p text:style-name="P3"><text:span text:style-name="Source_20_Text">let animal = { eats: true };</text:span></text:p>
      <text:p text:style-name="P4"><text:span text:style-name="Source_20_Text">let rabbit = { jumps: true };</text:span></text:p>
      <text:p text:style-name="P4"/>
      <text:p text:style-name="P4"><text:span text:style-name="Source_20_Text">Object.setPrototypeOf(rabbit, animal);</text:span></text:p>
      <text:p text:style-name="P4"/>
      <text:p text:style-name="P4"><text:span text:style-name="Source_20_Text">console.log(rabbit.jumps); // true (собственное свойство)</text:span></text:p>
      <text:p text:style-name="P5"><text:span text:style-name="Source_20_Text">console.log(rabbit.eats); <text:s/>// true (унаследовано!)</text:span></text:p>
      <text:p text:style-name="P6"/>
      <text:h text:style-name="P2" text:outline-level="1">📌 Итог</text:h>
      <text:p text:style-name="P8"><text:span text:style-name="Strong_20_Emphasis">Object.setPrototypeOf(obj, proto)</text:span>:</text:p>
      <text:list text:style-name="L14">
        <text:list-item>
          <text:p text:style-name="P35">меняет прототип объекта;</text:p>
        </text:list-item>
        <text:list-item>
          <text:p text:style-name="P35">делает это официальным и безопасным способом;</text:p>
        </text:list-item>
        <text:list-item>
          <text:p text:style-name="P35">работает так же, как запись <text:span text:style-name="Source_20_Text">obj.__proto__ = proto</text:span>.</text:p>
        </text:list-item>
      </text:list>
      <text:p text:style-name="P8">Ааа, теперь понял:<text:line-break/>Ты хочешь таблицу <text:span text:style-name="Strong_20_Emphasis">по ВСЕМ трём свойствам</text:span>:</text:p>
      <text:list text:style-name="L15">
        <text:list-item>
          <text:p text:style-name="P36"><text:span text:style-name="Strong_20_Emphasis"><text:span text:style-name="Source_20_Text">__proto__</text:span></text:span><text:span text:style-name="Strong_20_Emphasis"> → что в нём лежит?</text:span></text:p>
        </text:list-item>
        <text:list-item>
          <text:p text:style-name="P36"><text:span text:style-name="Strong_20_Emphasis"><text:span text:style-name="Source_20_Text">prototype</text:span></text:span><text:span text:style-name="Strong_20_Emphasis"> → что в нём лежит?</text:span></text:p>
        </text:list-item>
        <text:list-item>
          <text:p text:style-name="P36"><text:span text:style-name="Strong_20_Emphasis"><text:span text:style-name="Source_20_Text">constructor</text:span></text:span><text:span text:style-name="Strong_20_Emphasis"> → что в нём лежит?</text:span></text:p>
        </text:list-item>
      </text:list>
      <text:p text:style-name="P8">И для <text:span text:style-name="Strong_20_Emphasis">трёх типов объектов</text:span>:</text:p>
      <text:list text:style-name="L16">
        <text:list-item>
          <text:p text:style-name="P37"><text:span text:style-name="Source_20_Text">{}</text:span> (обычный объект)</text:p>
        </text:list-item>
        <text:list-item>
          <text:p text:style-name="P37"><text:span text:style-name="Source_20_Text">function F(){}</text:span> (функция)</text:p>
        </text:list-item>
        <text:list-item>
          <text:p text:style-name="P37"><text:span text:style-name="Source_20_Text">new F()</text:span> (экземпляр функции)</text:p>
        </text:list-item>
      </text:list>
      <text:p text:style-name="P8">Даю САМУЮ ПОЛНУЮ И ПРОСТУЮ ТАБЛИЦУ.</text:p>
      <text:p text:style-name="P6"/>
      <text:h text:style-name="P2" text:outline-level="1">⭐ ПОЛНАЯ ТАБЛИЦА: ЧТО ГДЕ ЛЕЖИТ?</text:h>
      <text:h text:style-name="P7" text:outline-level="2">🔵 1) Обычный объект <text:span text:style-name="Source_20_Text">{}</text:span></text:h>
      <text:p text:style-name="P9"><text:span text:style-name="Source_20_Text">let obj = {};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>
            <table:table-cell table:style-name="Таблица3.A1" office:value-type="string">
              <text:p text:style-name="P18">Свойство</text:p>
            </table:table-cell>
            <table:table-cell table:style-name="Таблица3.A1" office:value-type="string">
              <text:p text:style-name="P18">Есть?</text:p>
            </table:table-cell>
            <table:table-cell table:style-name="Таблица3.A1" office:value-type="string">
              <text:p text:style-name="P18">Что внутри лежит?</text:p>
            </table:table-cell>
          </table:table-row>
        </table:table-header-rows>
        <table:table-row>
          <table:table-cell table:style-name="Таблица3.A1" office:value-type="string">
            <text:p text:style-name="Table_20_Contents"><text:span text:style-name="Source_20_Text"><text:span text:style-name="T7">__proto__</text:span></text:span></text:p>
          </table:table-cell>
          <table:table-cell table:style-name="Таблица3.A1" office:value-type="string">
            <text:p text:style-name="P19">✔</text:p>
          </table:table-cell>
          <table:table-cell table:style-name="Таблица3.A1" office:value-type="string">
            <text:p text:style-name="Table_20_Contents"><text:span text:style-name="Source_20_Text"><text:span text:style-name="T7">Object.prototype</text:span></text:span></text:p>
          </table:table-cell>
        </table:table-row>
        <table:table-row>
          <table:table-cell table:style-name="Таблица3.A1" office:value-type="string">
            <text:p text:style-name="Table_20_Contents"><text:span text:style-name="Source_20_Text"><text:span text:style-name="T7">prototype</text:span></text:span></text:p>
          </table:table-cell>
          <table:table-cell table:style-name="Таблица3.A1" office:value-type="string">
            <text:p text:style-name="P19">✖</text:p>
          </table:table-cell>
          <table:table-cell table:style-name="Таблица3.A1" office:value-type="string">
            <text:p text:style-name="P19">—</text:p>
          </table:table-cell>
        </table:table-row>
        <text:soft-page-break/>
        <table:table-row>
          <table:table-cell table:style-name="Таблица3.A1" office:value-type="string">
            <text:p text:style-name="Table_20_Contents"><text:span text:style-name="Source_20_Text"><text:span text:style-name="T7">constructor</text:span></text:span></text:p>
          </table:table-cell>
          <table:table-cell table:style-name="Таблица3.A1" office:value-type="string">
            <text:p text:style-name="P19">✔ (через прототип)</text:p>
          </table:table-cell>
          <table:table-cell table:style-name="Таблица3.A1" office:value-type="string">
            <text:p text:style-name="Table_20_Contents"><text:span text:style-name="Source_20_Text"><text:span text:style-name="T7">Object</text:span></text:span></text:p>
          </table:table-cell>
        </table:table-row>
      </table:table>
      <text:p text:style-name="P6"/>
      <text:h text:style-name="P7" text:outline-level="2">🟢 2) Функция <text:span text:style-name="Source_20_Text">function F(){}</text:span></text:h>
      <text:p text:style-name="P9"><text:span text:style-name="Source_20_Text">function F(){}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18">Свойство</text:p>
            </table:table-cell>
            <table:table-cell table:style-name="Таблица4.A1" office:value-type="string">
              <text:p text:style-name="P18">Есть?</text:p>
            </table:table-cell>
            <table:table-cell table:style-name="Таблица4.A1" office:value-type="string">
              <text:p text:style-name="P18">Что внутри лежит?</text:p>
            </table:table-cell>
          </table:table-row>
        </table:table-header-rows>
        <table:table-row>
          <table:table-cell table:style-name="Таблица4.A1" office:value-type="string">
            <text:p text:style-name="Table_20_Contents"><text:span text:style-name="Source_20_Text"><text:span text:style-name="T7">__proto__</text:span></text:span></text:p>
          </table:table-cell>
          <table:table-cell table:style-name="Таблица4.A1" office:value-type="string">
            <text:p text:style-name="P19">✔</text:p>
          </table:table-cell>
          <table:table-cell table:style-name="Таблица4.A1" office:value-type="string">
            <text:p text:style-name="Table_20_Contents"><text:span text:style-name="Source_20_Text"><text:span text:style-name="T7">Function.prototype</text:span></text:span></text:p>
          </table:table-cell>
        </table:table-row>
        <table:table-row>
          <table:table-cell table:style-name="Таблица4.A1" office:value-type="string">
            <text:p text:style-name="Table_20_Contents"><text:span text:style-name="Source_20_Text"><text:span text:style-name="T7">prototype</text:span></text:span></text:p>
          </table:table-cell>
          <table:table-cell table:style-name="Таблица4.A1" office:value-type="string">
            <text:p text:style-name="P19">✔</text:p>
          </table:table-cell>
          <table:table-cell table:style-name="Таблица4.A1" office:value-type="string">
            <text:p text:style-name="Table_20_Contents"><text:span text:style-name="T7">объект </text:span><text:span text:style-name="Source_20_Text"><text:span text:style-name="T7">{ constructor: F, __proto__: Object.prototype }</text:span></text:span></text:p>
          </table:table-cell>
        </table:table-row>
        <table:table-row>
          <table:table-cell table:style-name="Таблица4.A1" office:value-type="string">
            <text:p text:style-name="Table_20_Contents"><text:span text:style-name="Source_20_Text"><text:span text:style-name="T7">constructor</text:span></text:span></text:p>
          </table:table-cell>
          <table:table-cell table:style-name="Таблица4.A1" office:value-type="string">
            <text:p text:style-name="P19">✔</text:p>
          </table:table-cell>
          <table:table-cell table:style-name="Таблица4.A1" office:value-type="string">
            <text:p text:style-name="Table_20_Contents"><text:span text:style-name="Source_20_Text"><text:span text:style-name="T7">Function</text:span></text:span></text:p>
          </table:table-cell>
        </table:table-row>
      </table:table>
      <text:p text:style-name="P6"/>
      <text:h text:style-name="P7" text:outline-level="2">🟠 3) Экземпляр <text:span text:style-name="Source_20_Text">new F()</text:span></text:h>
      <text:p text:style-name="P9"><text:span text:style-name="Source_20_Text">let x = new F();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header-rows>
          <table:table-row>
            <table:table-cell table:style-name="Таблица5.A1" office:value-type="string">
              <text:p text:style-name="P18">Свойство</text:p>
            </table:table-cell>
            <table:table-cell table:style-name="Таблица5.A1" office:value-type="string">
              <text:p text:style-name="P18">Есть?</text:p>
            </table:table-cell>
            <table:table-cell table:style-name="Таблица5.A1" office:value-type="string">
              <text:p text:style-name="P18">Что внутри лежит?</text:p>
            </table:table-cell>
          </table:table-row>
        </table:table-header-rows>
        <table:table-row>
          <table:table-cell table:style-name="Таблица5.A1" office:value-type="string">
            <text:p text:style-name="Table_20_Contents"><text:span text:style-name="Source_20_Text"><text:span text:style-name="T7">__proto__</text:span></text:span></text:p>
          </table:table-cell>
          <table:table-cell table:style-name="Таблица5.A1" office:value-type="string">
            <text:p text:style-name="P19">✔</text:p>
          </table:table-cell>
          <table:table-cell table:style-name="Таблица5.A1" office:value-type="string">
            <text:p text:style-name="Table_20_Contents"><text:span text:style-name="Source_20_Text"><text:span text:style-name="T7">F.prototype</text:span></text:span></text:p>
          </table:table-cell>
        </table:table-row>
        <table:table-row>
          <table:table-cell table:style-name="Таблица5.A1" office:value-type="string">
            <text:p text:style-name="Table_20_Contents"><text:span text:style-name="Source_20_Text"><text:span text:style-name="T7">prototype</text:span></text:span></text:p>
          </table:table-cell>
          <table:table-cell table:style-name="Таблица5.A1" office:value-type="string">
            <text:p text:style-name="P19">✖</text:p>
          </table:table-cell>
          <table:table-cell table:style-name="Таблица5.A1" office:value-type="string">
            <text:p text:style-name="P19">—</text:p>
          </table:table-cell>
        </table:table-row>
        <table:table-row>
          <table:table-cell table:style-name="Таблица5.A1" office:value-type="string">
            <text:p text:style-name="Table_20_Contents"><text:span text:style-name="Source_20_Text"><text:span text:style-name="T7">constructor</text:span></text:span></text:p>
          </table:table-cell>
          <table:table-cell table:style-name="Таблица5.A1" office:value-type="string">
            <text:p text:style-name="P19">✔ (через прототип)</text:p>
          </table:table-cell>
          <table:table-cell table:style-name="Таблица5.A1" office:value-type="string">
            <text:p text:style-name="Table_20_Contents"><text:span text:style-name="Source_20_Text"><text:span text:style-name="T7">F</text:span></text:span></text:p>
          </table:table-cell>
        </table:table-row>
      </table:table>
      <text:p text:style-name="P6"/>
      <text:h text:style-name="P2" text:outline-level="1">⭐ ВСЁ ВМЕСТЕ В ОДНОЙ ТАБЛИЦЕ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header-rows>
          <table:table-row>
            <table:table-cell table:style-name="Таблица6.A1" office:value-type="string">
              <text:p text:style-name="P18">Объект</text:p>
            </table:table-cell>
            <table:table-cell table:style-name="Таблица6.A1" office:value-type="string">
              <text:p text:style-name="Table_20_Heading"><text:span text:style-name="Source_20_Text"><text:span text:style-name="T7">__proto__</text:span></text:span><text:span text:style-name="T7"> → что содержит</text:span></text:p>
            </table:table-cell>
            <table:table-cell table:style-name="Таблица6.A1" office:value-type="string">
              <text:p text:style-name="Table_20_Heading"><text:span text:style-name="Source_20_Text"><text:span text:style-name="T7">prototype</text:span></text:span><text:span text:style-name="T7"> → что содержит</text:span></text:p>
            </table:table-cell>
            <table:table-cell table:style-name="Таблица6.A1" office:value-type="string">
              <text:p text:style-name="Table_20_Heading"><text:span text:style-name="Source_20_Text"><text:span text:style-name="T7">constructor</text:span></text:span><text:span text:style-name="T7"> → что содержит</text:span></text:p>
            </table:table-cell>
          </table:table-row>
        </table:table-header-rows>
        <table:table-row>
          <table:table-cell table:style-name="Таблица6.A1" office:value-type="string">
            <text:p text:style-name="Table_20_Contents"><text:span text:style-name="Source_20_Text"><text:span text:style-name="T7">{}</text:span></text:span></text:p>
          </table:table-cell>
          <table:table-cell table:style-name="Таблица6.A1" office:value-type="string">
            <text:p text:style-name="Table_20_Contents"><text:span text:style-name="Source_20_Text"><text:span text:style-name="T7">Object.prototype</text:span></text:span></text:p>
          </table:table-cell>
          <table:table-cell table:style-name="Таблица6.A1" office:value-type="string">
            <text:p text:style-name="P19">✖ нет</text:p>
          </table:table-cell>
          <table:table-cell table:style-name="Таблица6.A1" office:value-type="string">
            <text:p text:style-name="Table_20_Contents"><text:span text:style-name="Source_20_Text"><text:span text:style-name="T7">Object</text:span></text:span></text:p>
          </table:table-cell>
        </table:table-row>
        <table:table-row>
          <table:table-cell table:style-name="Таблица6.A1" office:value-type="string">
            <text:p text:style-name="Table_20_Contents"><text:span text:style-name="Source_20_Text"><text:span text:style-name="T7">function F()</text:span></text:span></text:p>
          </table:table-cell>
          <table:table-cell table:style-name="Таблица6.A1" office:value-type="string">
            <text:p text:style-name="Table_20_Contents"><text:span text:style-name="Source_20_Text"><text:span text:style-name="T7">Function.prototype</text:span></text:span></text:p>
          </table:table-cell>
          <table:table-cell table:style-name="Таблица6.A1" office:value-type="string">
            <text:p text:style-name="Table_20_Contents"><text:span text:style-name="Source_20_Text"><text:span text:style-name="T7">{ constructor: F }</text:span></text:span></text:p>
          </table:table-cell>
          <table:table-cell table:style-name="Таблица6.A1" office:value-type="string">
            <text:p text:style-name="Table_20_Contents"><text:span text:style-name="Source_20_Text"><text:span text:style-name="T7">Function</text:span></text:span></text:p>
          </table:table-cell>
        </table:table-row>
        <table:table-row>
          <table:table-cell table:style-name="Таблица6.A1" office:value-type="string">
            <text:p text:style-name="Table_20_Contents"><text:span text:style-name="Source_20_Text"><text:span text:style-name="T7">new F()</text:span></text:span></text:p>
          </table:table-cell>
          <table:table-cell table:style-name="Таблица6.A1" office:value-type="string">
            <text:p text:style-name="Table_20_Contents"><text:span text:style-name="Source_20_Text"><text:span text:style-name="T7">F.prototype</text:span></text:span></text:p>
          </table:table-cell>
          <table:table-cell table:style-name="Таблица6.A1" office:value-type="string">
            <text:p text:style-name="P19">✖ нет</text:p>
          </table:table-cell>
          <table:table-cell table:style-name="Таблица6.A1" office:value-type="string">
            <text:p text:style-name="Table_20_Contents"><text:span text:style-name="Source_20_Text"><text:span text:style-name="T7">F</text:span></text:span></text:p>
          </table:table-cell>
        </table:table-row>
      </table:table>
      <text:p text:style-name="P6"/>
      <text:h text:style-name="P2" text:outline-level="1">⭐ ПРОСТЕЙШЕЕ ОБЪЯСНЕНИЕ В 3 ПРЕДЛОЖЕНИЯ</text:h>
      <text:h text:style-name="P11" text:outline-level="3">1) <text:span text:style-name="Source_20_Text">{}</text:span></text:h>
      <text:p text:style-name="P8">Наследует от <text:span text:style-name="Source_20_Text">Object.prototype</text:span>, создан конструктором <text:span text:style-name="Source_20_Text">Object</text:span>.</text:p>
      <text:h text:style-name="P11" text:outline-level="3">2) <text:span text:style-name="Source_20_Text">function F()</text:span></text:h>
      <text:p text:style-name="P8">Наследует от <text:span text:style-name="Source_20_Text">Function.prototype</text:span>, имеет свой <text:span text:style-name="Source_20_Text">prototype</text:span>, создан конструктором <text:span text:style-name="Source_20_Text">Function</text:span>.</text:p>
      <text:h text:style-name="P11" text:outline-level="3"><text:soft-page-break/>3) <text:span text:style-name="Source_20_Text">new F()</text:span></text:h>
      <text:p text:style-name="P8">Наследует от <text:span text:style-name="Source_20_Text">F.prototype</text:span>, создан конструктором <text:span text:style-name="Source_20_Text">F</text:span>.</text:p>
      <text:p text:style-name="P14"/>
      <text:p text:style-name="P14"/>
      <text:h text:style-name="P2" text:outline-level="1">ЗАПОМНИ НАВСЕГДА:</text:h>
      <text:h text:style-name="P11" text:outline-level="3">✔ Если ты пишешь:</text:h>
      <text:p text:style-name="P9"><text:span text:style-name="Source_20_Text">User.prototype.sayHi = ...</text:span></text:p>
      <text:p text:style-name="P8">— constructor остаётся.</text:p>
      <text:h text:style-name="P11" text:outline-level="3">❌ Если ты пишешь:</text:h>
      <text:p text:style-name="P9"><text:span text:style-name="Source_20_Text">User.prototype = { ... }</text:span></text:p>
      <text:p text:style-name="P8">— constructor исчезает.</text:p>
      <text:h text:style-name="P2" text:outline-level="1">1. ПРОТОТИПНОЕ НАСЛЕДОВАНИЕ В JS</text:h>
      <text:p text:style-name="P8">Каждый объект имеет <text:span text:style-name="Strong_20_Emphasis">прототип (</text:span><text:span text:style-name="Strong_20_Emphasis"><text:span text:style-name="Source_20_Text">__proto__</text:span></text:span><text:span text:style-name="Strong_20_Emphasis">)</text:span>, от которого наследует свойства.</text:p>
      <text:p text:style-name="P8">Цепочка выглядит так:</text:p>
      <text:p text:style-name="P9"><text:span text:style-name="Source_20_Text">obj → obj.__proto__ → obj.__proto__.__proto__ → ... → null</text:span></text:p>
      <text:p text:style-name="P6"/>
      <text:h text:style-name="P2" text:outline-level="1">🟩 2. ДВА ВАЖНЫХ СВОЙСТВА У ФУНКЦИЙ</text:h>
      <text:p text:style-name="P8">У функции есть:</text:p>
      <text:h text:style-name="P11" text:outline-level="3">✔ <text:span text:style-name="Source_20_Text">prototype</text:span></text:h>
      <text:p text:style-name="P8">— объект, который станет прототипом (<text:span text:style-name="Source_20_Text">__proto__</text:span>) у всех объектов, созданных через <text:span text:style-name="Source_20_Text">new</text:span>.</text:p>
      <text:h text:style-name="P11" text:outline-level="3">✔ <text:span text:style-name="Source_20_Text">__proto__</text:span></text:h>
      <text:p text:style-name="P8">— прототип самой функции (функция тоже объект); обычно это <text:span text:style-name="Source_20_Text">Function.prototype</text:span>.</text:p>
      <text:p text:style-name="P6"/>
      <text:h text:style-name="P2" text:outline-level="1"><text:soft-page-break/>🟧 3. ЧТО ПРОИСХОДИТ ПРИ <text:span text:style-name="Source_20_Text">new F()</text:span></text:h>
      <text:p text:style-name="P8">Когда ты пишешь:</text:p>
      <text:p text:style-name="P9"><text:span text:style-name="Source_20_Text">let obj = new F();</text:span></text:p>
      <text:p text:style-name="P8">JS делает:</text:p>
      <text:p text:style-name="P8">1️⃣ создаёт пустой объект<text:line-break/>2️⃣ ставит его прототип:</text:p>
      <text:p text:style-name="P9"><text:span text:style-name="Source_20_Text">obj.__proto__ = F.prototype</text:span></text:p>
      <text:p text:style-name="P8">3️⃣ вызывает F так, что <text:span text:style-name="Source_20_Text">this = obj</text:span><text:line-break/>4️⃣ возвращает obj</text:p>
      <text:p text:style-name="P6"/>
      <text:h text:style-name="P2" text:outline-level="1">🟥 4. <text:span text:style-name="Source_20_Text">F.prototype</text:span> и <text:span text:style-name="Source_20_Text">obj.__proto__</text:span> всегда указывают на ОДИН и тот же объект</text:h>
      <text:p text:style-name="P8">Пример:</text:p>
      <text:p text:style-name="P3"><text:span text:style-name="Source_20_Text">F.prototype = { a:123 };</text:span></text:p>
      <text:p text:style-name="P5"><text:span text:style-name="Source_20_Text">let obj = new F();</text:span></text:p>
      <text:p text:style-name="P8">→ <text:span text:style-name="Source_20_Text">obj.__proto__ === F.prototype</text:span> → <text:span text:style-name="Strong_20_Emphasis">true</text:span></text:p>
      <text:p text:style-name="P8"><text:span text:style-name="Strong_20_Emphasis">Функция не является прототипом.<text:line-break/>Её prototype — да.</text:span></text:p>
      <text:p text:style-name="P6"/>
      <text:h text:style-name="P2" text:outline-level="1">🟨 5. <text:span text:style-name="Source_20_Text">constructor</text:span> — кто создал объект</text:h>
      <text:list text:style-name="L17">
        <text:list-item>
          <text:p text:style-name="P38">Обычно лежит в <text:span text:style-name="Source_20_Text">F.prototype</text:span></text:p>
        </text:list-item>
        <text:list-item>
          <text:p text:style-name="P38">Позволяет узнать, чем создан объект:</text:p>
          <text:p text:style-name="P39"><text:span text:style-name="Source_20_Text">obj.constructor === F</text:span></text:p>
        </text:list-item>
      </text:list>
      <text:p text:style-name="P6"/>
      <text:h text:style-name="P2" text:outline-level="1">🟦 6. Когда <text:span text:style-name="Source_20_Text">constructor</text:span> сохраняется, а когда теряется?</text:h>
      <text:h text:style-name="P7" text:outline-level="2">✔ НЕ теряется:</text:h>
      <text:p text:style-name="P9"><text:span text:style-name="Source_20_Text">F.prototype.sayHi = function() {}</text:span></text:p>
      <text:p text:style-name="P8"><text:soft-page-break/>Используется старый объект — <text:span text:style-name="Source_20_Text">constructor</text:span> остаётся.</text:p>
      <text:h text:style-name="P7" text:outline-level="2">❌ ТЕРЯЕТСЯ:</text:h>
      <text:p text:style-name="P9"><text:span text:style-name="Source_20_Text">F.prototype = { a: 123 }</text:span></text:p>
      <text:p text:style-name="P8">Ты перезаписал <text:span text:style-name="Strong_20_Emphasis">весь объект</text:span>, в новом объекте нет <text:span text:style-name="Source_20_Text">constructor</text:span>.</text:p>
      <text:p text:style-name="P6"/>
      <text:h text:style-name="P2" text:outline-level="1">🟩 7. ПОЧЕМУ ПОСЛЕ ПЕРЕЗАПИСИ PROTOTYPE constructor МОЖЕТ КАЗАТЬСЯ ЕСТЬ?</text:h>
      <text:p text:style-name="P8">Потому что берётся <text:span text:style-name="Strong_20_Emphasis">не из F.prototype</text:span>,<text:line-break/>а из <text:span text:style-name="Strong_20_Emphasis">Object.prototype</text:span>, стоящего выше по цепочке.</text:p>
      <text:p text:style-name="P8">Это <text:span text:style-name="Strong_20_Emphasis">НЕ</text:span> значит, что constructor “вернулся”.</text:p>
      <text:p text:style-name="P8">Это просто наследование.</text:p>
      <text:p text:style-name="P6"/>
      <text:h text:style-name="P2" text:outline-level="1">🟧 8. ПОЧЕМУ constructor НЕ ПРОПАДАЕТ В УЖЕ СОЗДАННОМ ОБЪЕКТЕ</text:h>
      <text:p text:style-name="P8">Когда ты делаешь:</text:p>
      <text:p text:style-name="P3"><text:span text:style-name="Source_20_Text">let a = new F();</text:span></text:p>
      <text:p text:style-name="P5"><text:span text:style-name="Source_20_Text">F.prototype = { b:2 };</text:span></text:p>
      <text:p text:style-name="P8">Объект <text:span text:style-name="Source_20_Text">a</text:span> уже получил свой прототип:</text:p>
      <text:p text:style-name="P9"><text:span text:style-name="Source_20_Text">a.__proto__ = старый F.prototype</text:span></text:p>
      <text:p text:style-name="P8">Если потом <text:span text:style-name="Strong_20_Emphasis">заменить F.prototype</text:span>,<text:line-break/>это НЕ повлияет на уже созданные объекты.</text:p>
      <text:p text:style-name="P8">Только на те, которые будут созданы после.</text:p>
      <text:p text:style-name="P6"/>
      <text:h text:style-name="P2" text:outline-level="1"><text:soft-page-break/>🟥 9. Короткие определения (самое важное!)</text:h>
      <text:h text:style-name="P11" text:outline-level="3">⭐ <text:span text:style-name="Source_20_Text">prototype</text:span> (есть только у функций)</text:h>
      <text:p text:style-name="P8">– чертёж для будущих объектов<text:line-break/>– new F() копирует его в obj.<text:span text:style-name="Strong_20_Emphasis">proto</text:span></text:p>
      <text:h text:style-name="P11" text:outline-level="3">⭐ <text:span text:style-name="Source_20_Text">__proto__</text:span> (есть у всех объектов)</text:h>
      <text:p text:style-name="P8">– ссылка на прототип объекта<text:line-break/>– то, откуда объект наследует свойства</text:p>
      <text:h text:style-name="P11" text:outline-level="3">⭐ <text:span text:style-name="Source_20_Text">constructor</text:span></text:h>
      <text:p text:style-name="P8">– указывает на функцию, создавшую объект<text:line-break/>– находится в prototype<text:line-break/>– может исчезнуть, если полностью перезаписать F.prototype</text:p>
      <text:p text:style-name="P6"/>
      <text:h text:style-name="P2" text:outline-level="1">🟨 10. ГЛАВНАЯ ТАБЛИЦА (запомнить навсегда)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header-rows>
          <table:table-row>
            <table:table-cell table:style-name="Таблица7.A1" office:value-type="string">
              <text:p text:style-name="P18">Что</text:p>
            </table:table-cell>
            <table:table-cell table:style-name="Таблица7.A1" office:value-type="string">
              <text:p text:style-name="Table_20_Heading"><text:span text:style-name="Source_20_Text"><text:span text:style-name="T7">__proto__</text:span></text:span></text:p>
            </table:table-cell>
            <table:table-cell table:style-name="Таблица7.A1" office:value-type="string">
              <text:p text:style-name="Table_20_Heading"><text:span text:style-name="Source_20_Text"><text:span text:style-name="T7">prototype</text:span></text:span></text:p>
            </table:table-cell>
            <table:table-cell table:style-name="Таблица7.A1" office:value-type="string">
              <text:p text:style-name="Table_20_Heading"><text:span text:style-name="Source_20_Text"><text:span text:style-name="T7">constructor</text:span></text:span></text:p>
            </table:table-cell>
          </table:table-row>
        </table:table-header-rows>
        <table:table-row>
          <table:table-cell table:style-name="Таблица7.A1" office:value-type="string">
            <text:p text:style-name="Table_20_Contents"><text:span text:style-name="Source_20_Text"><text:span text:style-name="T7">{}</text:span></text:span></text:p>
          </table:table-cell>
          <table:table-cell table:style-name="Таблица7.A1" office:value-type="string">
            <text:p text:style-name="P19">Object.prototype</text:p>
          </table:table-cell>
          <table:table-cell table:style-name="Таблица7.A1" office:value-type="string">
            <text:p text:style-name="P19">✖ нет</text:p>
          </table:table-cell>
          <table:table-cell table:style-name="Таблица7.A1" office:value-type="string">
            <text:p text:style-name="P19">Object</text:p>
          </table:table-cell>
        </table:table-row>
        <table:table-row>
          <table:table-cell table:style-name="Таблица7.A1" office:value-type="string">
            <text:p text:style-name="Table_20_Contents"><text:span text:style-name="Source_20_Text"><text:span text:style-name="T7">function F(){}</text:span></text:span></text:p>
          </table:table-cell>
          <table:table-cell table:style-name="Таблица7.A1" office:value-type="string">
            <text:p text:style-name="P19">Function.prototype</text:p>
          </table:table-cell>
          <table:table-cell table:style-name="Таблица7.A1" office:value-type="string">
            <text:p text:style-name="P19">{constructor:F}</text:p>
          </table:table-cell>
          <table:table-cell table:style-name="Таблица7.A1" office:value-type="string">
            <text:p text:style-name="P19">Function</text:p>
          </table:table-cell>
        </table:table-row>
        <table:table-row>
          <table:table-cell table:style-name="Таблица7.A1" office:value-type="string">
            <text:p text:style-name="Table_20_Contents"><text:span text:style-name="Source_20_Text"><text:span text:style-name="T7">new F()</text:span></text:span></text:p>
          </table:table-cell>
          <table:table-cell table:style-name="Таблица7.A1" office:value-type="string">
            <text:p text:style-name="P19">F.prototype</text:p>
          </table:table-cell>
          <table:table-cell table:style-name="Таблица7.A1" office:value-type="string">
            <text:p text:style-name="P19">✖ нет</text:p>
          </table:table-cell>
          <table:table-cell table:style-name="Таблица7.A1" office:value-type="string">
            <text:p text:style-name="P19">F</text:p>
          </table:table-cell>
        </table:table-row>
      </table:table>
      <text:p text:style-name="P6"/>
      <text:h text:style-name="P2" text:outline-level="1">🟦 11. Когда ты спрашиваешь:</text:h>
      <text:p text:style-name="P8"><text:span text:style-name="Strong_20_Emphasis">"Почему у obj есть constructor?"</text:span></text:p>
      <text:p text:style-name="P8">Ответ:</text:p>
      <text:p text:style-name="P8">→ потому что constructor находится НЕ в obj,<text:line-break/>а в его прототипе или в его родителе по цепочке.</text:p>
      <text:p text:style-name="P6"/>
      <text:h text:style-name="P2" text:outline-level="1">🟩 12. Самая важная визуальная схема</text:h>
      <text:p text:style-name="P3"><text:span text:style-name="Source_20_Text">function F(){}</text:span></text:p>
      <text:p text:style-name="P4"/>
      <text:p text:style-name="P4"><text:span text:style-name="Source_20_Text">F.prototype = {</text:span></text:p>
      <text:p text:style-name="P4"><text:span text:style-name="Source_20_Text"><text:s text:c="5"/>constructor: F,</text:span></text:p>
      <text:p text:style-name="P4"><text:span text:style-name="Source_20_Text"><text:s text:c="5"/>// твои методы</text:span></text:p>
      <text:p text:style-name="P4"><text:soft-page-break/><text:span text:style-name="Source_20_Text">}</text:span></text:p>
      <text:p text:style-name="P4"/>
      <text:p text:style-name="P4"><text:span text:style-name="Source_20_Text">let obj = new F();</text:span></text:p>
      <text:p text:style-name="P4"/>
      <text:p text:style-name="P4"><text:span text:style-name="Source_20_Text">obj.__proto__ === F.prototype</text:span></text:p>
      <text:p text:style-name="P4"><text:span text:style-name="Source_20_Text">F.__proto__ === Function.prototype</text:span></text:p>
      <text:p text:style-name="P4"><text:span text:style-name="Source_20_Text">F.prototype.__proto__ === Object.prototype</text:span></text:p>
      <text:p text:style-name="P5"><text:span text:style-name="Source_20_Text">Object.prototype.__proto__ === null</text:span></text:p>
      <text:p text:style-name="P6"/>
      <text:h text:style-name="P2" text:outline-level="1">🎯 ФИНАЛЬНО — СУТЬ В 1 ФРАЗЕ</text:h>
      <text:p text:style-name="P29"><text:span text:style-name="Strong_20_Emphasis">prototype — это шаблон будущих объектов, proto — их реальный прототип, constructor — указатель на функцию, которая их создала.</text:span></text:p>
      <text:p text:style-name="P8">Вот полный список <text:span text:style-name="Strong_20_Emphasis">методов и конструкций</text:span>, которые показывают <text:span text:style-name="Strong_20_Emphasis">унаследованные свойства вместе с собственными</text:span>.</text:p>
      <text:p text:style-name="P6"/>
      <text:h text:style-name="P2" text:outline-level="1">✅ <text:span text:style-name="Strong_20_Emphasis">Методы / операции, которые возвращают (или учитывают) Унаследованные + Собственные свойства</text:span></text:h>
      <text:h text:style-name="P11" text:outline-level="3"><text:span text:style-name="Strong_20_Emphasis">1. </text:span><text:span text:style-name="Strong_20_Emphasis"><text:span text:style-name="Source_20_Text">for...in</text:span></text:span></text:h>
      <text:p text:style-name="P8">Перебирает <text:span text:style-name="Strong_20_Emphasis">все enumerable свойства объекта</text:span>, включая свойства его прототипов.</text:p>
      <text:p text:style-name="P3"><text:span text:style-name="Source_20_Text">for (let key in obj) {</text:span></text:p>
      <text:p text:style-name="P4"><text:span text:style-name="Source_20_Text"><text:s text:c="2"/>console.log(key); // собственные + унаследованные enumerable</text:span></text:p>
      <text:p text:style-name="P5"><text:span text:style-name="Source_20_Text">}</text:span></text:p>
      <text:p text:style-name="P6"/>
      <text:h text:style-name="P11" text:outline-level="3"><text:span text:style-name="Strong_20_Emphasis">2. Оператор </text:span><text:span text:style-name="Strong_20_Emphasis"><text:span text:style-name="Source_20_Text">"key" in obj</text:span></text:span></text:h>
      <text:p text:style-name="P8">Проверяет существование свойства <text:span text:style-name="Strong_20_Emphasis">во всей цепочке прототипов</text:span>:</text:p>
      <text:p text:style-name="P9"><text:span text:style-name="Source_20_Text">"toString" in obj; // true, хотя оно в Object.prototype</text:span></text:p>
      <text:p text:style-name="P6"/>
      <text:h text:style-name="P11" text:outline-level="3"><text:span text:style-name="Strong_20_Emphasis">3. </text:span><text:span text:style-name="Strong_20_Emphasis"><text:span text:style-name="Source_20_Text">Object.prototype.propertyIsEnumerable()</text:span></text:span></text:h>
      <text:p text:style-name="P8">Не возвращает список свойств,<text:line-break/>но <text:span text:style-name="Strong_20_Emphasis">проверяет свойство по цепочке прототипов</text:span>, если вы явно обращаетесь к нему.</text:p>
      <text:p text:style-name="P9"><text:span text:style-name="Source_20_Text">obj.propertyIsEnumerable("toString"); // false → найдено в прототипе</text:span></text:p>
      <text:p text:style-name="P6"/>
      <text:h text:style-name="P11" text:outline-level="3"><text:soft-page-break/><text:span text:style-name="Strong_20_Emphasis">4. </text:span><text:span text:style-name="Strong_20_Emphasis"><text:span text:style-name="Source_20_Text">Reflect.has(obj, key)</text:span></text:span></text:h>
      <text:p text:style-name="P8">То же самое, что оператор <text:span text:style-name="Source_20_Text">in</text:span>.</text:p>
      <text:p text:style-name="P9"><text:span text:style-name="Source_20_Text">Reflect.has(obj, "toString"); // true</text:span></text:p>
      <text:p text:style-name="P6"/>
      <text:h text:style-name="P11" text:outline-level="3"><text:span text:style-name="Strong_20_Emphasis">5. Доступ к свойствам через точку или скобки</text:span></text:h>
      <text:p text:style-name="P8">Это не перечисление, но <text:span text:style-name="Strong_20_Emphasis">использование унаследованных свойств</text:span>:</text:p>
      <text:p text:style-name="P9"><text:span text:style-name="Source_20_Text">obj.toString(); // метод унаследован, но доступен</text:span></text:p>
      <text:p text:style-name="P6"/>
      <text:h text:style-name="P2" text:outline-level="1">❗ Важно: методы, которые НЕ показывают унаследованные свойства</text:h>
      <text:p text:style-name="P8">Чтобы не путать, вот что <text:span text:style-name="Strong_20_Emphasis">показывает только собственные</text:span>:</text:p>
      <table:table table:name="Таблица8" table:style-name="Таблица8">
        <table:table-column table:style-name="Таблица8.A"/>
        <table:table-column table:style-name="Таблица8.B"/>
        <table:table-header-rows>
          <table:table-row>
            <table:table-cell table:style-name="Таблица8.A1" office:value-type="string">
              <text:p text:style-name="P18">Метод</text:p>
            </table:table-cell>
            <table:table-cell table:style-name="Таблица8.A1" office:value-type="string">
              <text:p text:style-name="P18">Только собственные</text:p>
            </table:table-cell>
          </table:table-row>
        </table:table-header-rows>
        <table:table-row>
          <table:table-cell table:style-name="Таблица8.A1" office:value-type="string">
            <text:p text:style-name="Table_20_Contents"><text:span text:style-name="Source_20_Text"><text:span text:style-name="T7">Object.keys()</text:span></text:span></text:p>
          </table:table-cell>
          <table:table-cell table:style-name="Таблица8.A1" office:value-type="string">
            <text:p text:style-name="P19">enumerable own</text:p>
          </table:table-cell>
        </table:table-row>
        <table:table-row>
          <table:table-cell table:style-name="Таблица8.A1" office:value-type="string">
            <text:p text:style-name="Table_20_Contents"><text:span text:style-name="Source_20_Text"><text:span text:style-name="T7">Object.values()</text:span></text:span></text:p>
          </table:table-cell>
          <table:table-cell table:style-name="Таблица8.A1" office:value-type="string">
            <text:p text:style-name="P19">enumerable own</text:p>
          </table:table-cell>
        </table:table-row>
        <table:table-row>
          <table:table-cell table:style-name="Таблица8.A1" office:value-type="string">
            <text:p text:style-name="Table_20_Contents"><text:span text:style-name="Source_20_Text"><text:span text:style-name="T7">Object.entries()</text:span></text:span></text:p>
          </table:table-cell>
          <table:table-cell table:style-name="Таблица8.A1" office:value-type="string">
            <text:p text:style-name="P19">enumerable own</text:p>
          </table:table-cell>
        </table:table-row>
        <table:table-row>
          <table:table-cell table:style-name="Таблица8.A1" office:value-type="string">
            <text:p text:style-name="Table_20_Contents"><text:span text:style-name="Source_20_Text"><text:span text:style-name="T7">Object.getOwnPropertyNames()</text:span></text:span></text:p>
          </table:table-cell>
          <table:table-cell table:style-name="Таблица8.A1" office:value-type="string">
            <text:p text:style-name="P19">все own</text:p>
          </table:table-cell>
        </table:table-row>
        <table:table-row>
          <table:table-cell table:style-name="Таблица8.A1" office:value-type="string">
            <text:p text:style-name="Table_20_Contents"><text:span text:style-name="Source_20_Text"><text:span text:style-name="T7">Object.getOwnPropertySymbols()</text:span></text:span></text:p>
          </table:table-cell>
          <table:table-cell table:style-name="Таблица8.A1" office:value-type="string">
            <text:p text:style-name="P19">все own symbols</text:p>
          </table:table-cell>
        </table:table-row>
        <table:table-row>
          <table:table-cell table:style-name="Таблица8.A1" office:value-type="string">
            <text:p text:style-name="Table_20_Contents"><text:span text:style-name="Source_20_Text"><text:span text:style-name="T7">Object.getOwnPropertyDescriptors()</text:span></text:span></text:p>
          </table:table-cell>
          <table:table-cell table:style-name="Таблица8.A1" office:value-type="string">
            <text:p text:style-name="P19">все own descriptors</text:p>
          </table:table-cell>
        </table:table-row>
        <table:table-row>
          <table:table-cell table:style-name="Таблица8.A1" office:value-type="string">
            <text:p text:style-name="Table_20_Contents"><text:span text:style-name="Source_20_Text"><text:span text:style-name="T7">Object.hasOwn()</text:span></text:span><text:span text:style-name="T7"> / </text:span><text:span text:style-name="Source_20_Text"><text:span text:style-name="T7">obj.hasOwnProperty()</text:span></text:span></text:p>
          </table:table-cell>
          <table:table-cell table:style-name="Таблица8.A1" office:value-type="string">
            <text:p text:style-name="P19">проверяют только own</text:p>
          </table:table-cell>
        </table:table-row>
      </table:table>
      <text:p text:style-name="P6"/>
      <text:h text:style-name="P2" text:outline-level="1">✨ Итог:</text:h>
      <text:h text:style-name="P11" text:outline-level="3">Методы, которые <text:span text:style-name="Strong_20_Emphasis">показывают унаследованные + собственные</text:span>:</text:h>
      <table:table table:name="Таблица9" table:style-name="Таблица9">
        <table:table-column table:style-name="Таблица9.A"/>
        <table:table-column table:style-name="Таблица9.B"/>
        <table:table-header-rows>
          <table:table-row>
            <table:table-cell table:style-name="Таблица9.A1" office:value-type="string">
              <text:p text:style-name="P18">Метод</text:p>
            </table:table-cell>
            <table:table-cell table:style-name="Таблица9.A1" office:value-type="string">
              <text:p text:style-name="P18">Условия</text:p>
            </table:table-cell>
          </table:table-row>
        </table:table-header-rows>
        <table:table-row>
          <table:table-cell table:style-name="Таблица9.A1" office:value-type="string">
            <text:p text:style-name="Table_20_Contents"><text:span text:style-name="Source_20_Text"><text:span text:style-name="T7">for...in</text:span></text:span></text:p>
          </table:table-cell>
          <table:table-cell table:style-name="Таблица9.A1" office:value-type="string">
            <text:p text:style-name="P19">перечисляемые свойства (own + inherited)</text:p>
          </table:table-cell>
        </table:table-row>
        <table:table-row>
          <table:table-cell table:style-name="Таблица9.A1" office:value-type="string">
            <text:p text:style-name="Table_20_Contents"><text:span text:style-name="Source_20_Text"><text:span text:style-name="T7">"key" in obj</text:span></text:span></text:p>
          </table:table-cell>
          <table:table-cell table:style-name="Таблица9.A1" office:value-type="string">
            <text:p text:style-name="P19">любое свойство по цепочке прототипов</text:p>
          </table:table-cell>
        </table:table-row>
        <table:table-row>
          <table:table-cell table:style-name="Таблица9.A1" office:value-type="string">
            <text:p text:style-name="Table_20_Contents"><text:span text:style-name="Source_20_Text"><text:span text:style-name="T7">Reflect.has(obj, key)</text:span></text:span></text:p>
          </table:table-cell>
          <table:table-cell table:style-name="Таблица9.A1" office:value-type="string">
            <text:p text:style-name="Table_20_Contents"><text:span text:style-name="T7">то же, что </text:span><text:span text:style-name="Source_20_Text"><text:span text:style-name="T7">in</text:span></text:span></text:p>
          </table:table-cell>
        </table:table-row>
        <table:table-row>
          <table:table-cell table:style-name="Таблица9.A1" office:value-type="string">
            <text:p text:style-name="Table_20_Contents"><text:span text:style-name="Source_20_Text"><text:span text:style-name="T7">obj.propertyIsEnumerable(key)</text:span></text:span></text:p>
          </table:table-cell>
          <table:table-cell table:style-name="Таблица9.A1" office:value-type="string">
            <text:p text:style-name="P19">проверяет свойство из цепочки, если оно найдено</text:p>
          </table:table-cell>
        </table:table-row>
        <table:table-row>
          <table:table-cell table:style-name="Таблица9.A1" office:value-type="string">
            <text:p text:style-name="Table_20_Contents"><text:span text:style-name="T7">доступ через </text:span><text:span text:style-name="Source_20_Text"><text:span text:style-name="T7">obj[key]</text:span></text:span></text:p>
          </table:table-cell>
          <table:table-cell table:style-name="Таблица9.A1" office:value-type="string">
            <text:p text:style-name="P19">вернёт и унаследованное свойство</text:p>
          </table:table-cell>
        </table:table-row>
      </table:table>
      <text:p text:style-name="P6"/>
      <text:p text:style-name="P8">Если хочешь, могу создать полную таблицу <text:span text:style-name="Strong_20_Emphasis">“Метод → Видит own/inherited → Видит enumerable/non-enumerable”</text:span>.</text:p>
      <text:h text:style-name="P7" text:outline-level="2"><text:soft-page-break/>Контраст (чтобы не путаться)</text:h>
      <text:p text:style-name="P8">❌ <text:span text:style-name="Strong_20_Emphasis">Показывают унаследованные:</text:span></text:p>
      <text:list text:style-name="L18">
        <text:list-item>
          <text:p text:style-name="P40"><text:span text:style-name="Source_20_Text">"prop" in obj</text:span></text:p>
        </text:list-item>
        <text:list-item>
          <text:p text:style-name="P40"><text:span text:style-name="Source_20_Text">for...in <text:s/></text:span><text:span text:style-name="Source_20_Text"><text:span text:style-name="T11">е</text:span></text:span><text:span text:style-name="Source_20_Text"><text:span text:style-name="T12">сли en</text:span></text:span><text:span text:style-name="Source_20_Text"><text:span text:style-name="T13">umarable false </text:span></text:span><text:span text:style-name="Source_20_Text"><text:span text:style-name="T12">не покажет ничего</text:span></text:span></text:p>
        </text:list-item>
        <text:list-item>
          <text:p text:style-name="P40"><text:span text:style-name="Source_20_Text">obj[prop]</text:span></text:p>
        </text:list-item>
      </text:list>
      <text:p text:style-name="P8">✅ <text:span text:style-name="Strong_20_Emphasis">НЕ показывают унаследованные:</text:span></text:p>
      <text:list text:style-name="L19">
        <text:list-item>
          <text:p text:style-name="P41"><text:span text:style-name="Source_20_Text">Object.keys</text:span></text:p>
        </text:list-item>
        <text:list-item>
          <text:p text:style-name="P41"><text:span text:style-name="Source_20_Text">Object.getOwnPropertyNames</text:span></text:p>
        </text:list-item>
        <text:list-item>
          <text:p text:style-name="P41"><text:span text:style-name="Source_20_Text">Object.getOwnPropertyDescriptors</text:span></text:p>
        </text:list-item>
        <text:list-item>
          <text:p text:style-name="P41"><text:span text:style-name="Source_20_Text">Object.hasOwn</text:span></text:p>
        </text:list-item>
      </text:list>
      <text:h text:style-name="P2" text:outline-level="1"><text:span text:style-name="Source_20_Text">🧠 Итоговая таблица</text:span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header-rows>
          <table:table-row>
            <table:table-cell table:style-name="Таблица12.A1" office:value-type="string">
              <text:p text:style-name="P18">Метод</text:p>
            </table:table-cell>
            <table:table-cell table:style-name="Таблица12.A1" office:value-type="string">
              <text:p text:style-name="P18">Own</text:p>
            </table:table-cell>
            <table:table-cell table:style-name="Таблица12.A1" office:value-type="string">
              <text:p text:style-name="P18">Inherited</text:p>
            </table:table-cell>
            <table:table-cell table:style-name="Таблица12.A1" office:value-type="string">
              <text:p text:style-name="P18">enumerable:false</text:p>
            </table:table-cell>
          </table:table-row>
        </table:table-header-rows>
        <table:table-row>
          <table:table-cell table:style-name="Таблица12.A1" office:value-type="string">
            <text:p text:style-name="Table_20_Contents"><text:span text:style-name="Source_20_Text"><text:span text:style-name="T7">"prop" in obj</text:span></text:span></text:p>
          </table:table-cell>
          <table:table-cell table:style-name="Таблица12.A1" office:value-type="string">
            <text:p text:style-name="P19">✅</text:p>
          </table:table-cell>
          <table:table-cell table:style-name="Таблица12.A1" office:value-type="string">
            <text:p text:style-name="P19">✅</text:p>
          </table:table-cell>
          <table:table-cell table:style-name="Таблица12.A1" office:value-type="string">
            <text:p text:style-name="P19">✅</text:p>
          </table:table-cell>
        </table:table-row>
        <table:table-row>
          <table:table-cell table:style-name="Таблица12.A1" office:value-type="string">
            <text:p text:style-name="Table_20_Contents"><text:span text:style-name="Source_20_Text"><text:span text:style-name="T7">for...in</text:span></text:span></text:p>
          </table:table-cell>
          <table:table-cell table:style-name="Таблица12.A1" office:value-type="string">
            <text:p text:style-name="P19">✅</text:p>
          </table:table-cell>
          <table:table-cell table:style-name="Таблица12.A1" office:value-type="string">
            <text:p text:style-name="P19">✅</text:p>
          </table:table-cell>
          <table:table-cell table:style-name="Таблица12.A1" office:value-type="string">
            <text:p text:style-name="P19">❌</text:p>
          </table:table-cell>
        </table:table-row>
        <table:table-row>
          <table:table-cell table:style-name="Таблица12.A1" office:value-type="string">
            <text:p text:style-name="Table_20_Contents"><text:span text:style-name="Source_20_Text"><text:span text:style-name="T7">obj[prop]</text:span></text:span></text:p>
          </table:table-cell>
          <table:table-cell table:style-name="Таблица12.A1" office:value-type="string">
            <text:p text:style-name="P19">✅</text:p>
          </table:table-cell>
          <table:table-cell table:style-name="Таблица12.A1" office:value-type="string">
            <text:p text:style-name="P19">✅</text:p>
          </table:table-cell>
          <table:table-cell table:style-name="Таблица12.A1" office:value-type="string">
            <text:p text:style-name="P19">✅</text:p>
          </table:table-cell>
        </table:table-row>
        <table:table-row>
          <table:table-cell table:style-name="Таблица12.A1" office:value-type="string">
            <text:p text:style-name="Table_20_Contents"><text:span text:style-name="Source_20_Text"><text:span text:style-name="T7">Object.keys</text:span></text:span></text:p>
          </table:table-cell>
          <table:table-cell table:style-name="Таблица12.A1" office:value-type="string">
            <text:p text:style-name="P19">✅</text:p>
          </table:table-cell>
          <table:table-cell table:style-name="Таблица12.A1" office:value-type="string">
            <text:p text:style-name="P19">❌</text:p>
          </table:table-cell>
          <table:table-cell table:style-name="Таблица12.A1" office:value-type="string">
            <text:p text:style-name="P19">❌</text:p>
          </table:table-cell>
        </table:table-row>
        <table:table-row>
          <table:table-cell table:style-name="Таблица12.A1" office:value-type="string">
            <text:p text:style-name="Table_20_Contents"><text:span text:style-name="Source_20_Text"><text:span text:style-name="T7">Object.getOwnPropertyNames</text:span></text:span></text:p>
          </table:table-cell>
          <table:table-cell table:style-name="Таблица12.A1" office:value-type="string">
            <text:p text:style-name="P19">✅</text:p>
          </table:table-cell>
          <table:table-cell table:style-name="Таблица12.A1" office:value-type="string">
            <text:p text:style-name="P19">❌</text:p>
          </table:table-cell>
          <table:table-cell table:style-name="Таблица12.A1" office:value-type="string">
            <text:p text:style-name="P19">✅</text:p>
          </table:table-cell>
        </table:table-row>
        <table:table-row>
          <table:table-cell table:style-name="Таблица12.A1" office:value-type="string">
            <text:p text:style-name="Table_20_Contents"><text:span text:style-name="Source_20_Text"><text:span text:style-name="T7">Object.getOwnPropertyDescriptors</text:span></text:span></text:p>
          </table:table-cell>
          <table:table-cell table:style-name="Таблица12.A1" office:value-type="string">
            <text:p text:style-name="P19">✅</text:p>
          </table:table-cell>
          <table:table-cell table:style-name="Таблица12.A1" office:value-type="string">
            <text:p text:style-name="P19">❌</text:p>
          </table:table-cell>
          <table:table-cell table:style-name="Таблица12.A1" office:value-type="string">
            <text:p text:style-name="P19">✅</text:p>
          </table:table-cell>
        </table:table-row>
        <table:table-row>
          <table:table-cell table:style-name="Таблица12.A1" office:value-type="string">
            <text:p text:style-name="Table_20_Contents"><text:span text:style-name="Source_20_Text"><text:span text:style-name="T7">Object.hasOwn</text:span></text:span></text:p>
          </table:table-cell>
          <table:table-cell table:style-name="Таблица12.A1" office:value-type="string">
            <text:p text:style-name="P19">✅</text:p>
          </table:table-cell>
          <table:table-cell table:style-name="Таблица12.A1" office:value-type="string">
            <text:p text:style-name="P19">❌</text:p>
          </table:table-cell>
          <table:table-cell table:style-name="Таблица12.A1" office:value-type="string">
            <text:p text:style-name="P19">—</text:p>
          </table:table-cell>
        </table:table-row>
      </table:table>
      <text:p text:style-name="P8"><text:span text:style-name="Source_20_Text"><text:span text:style-name="T7"/></text:span></text:p>
      <text:p text:style-name="P8"/>
      <text:h text:style-name="P42" text:outline-level="5">Вы сказали:</text:h>
      <text:p text:style-name="P8">если enum,arable false</text:p>
      <text:h text:style-name="P27" text:outline-level="6">ChatGPT сказал:</text:h>
      <text:p text:style-name="P8">Ок, уточним <text:span text:style-name="Strong_20_Emphasis">именно те методы, которые показывают унаследованные свойства, даже если </text:span><text:span text:style-name="Strong_20_Emphasis"><text:span text:style-name="Source_20_Text">enumerable: false</text:span></text:span>.</text:p>
      <text:p text:style-name="P6"/>
      <text:h text:style-name="P2" text:outline-level="1">🔥 <text:span text:style-name="Strong_20_Emphasis">Главное правило:</text:span></text:h>
      <text:h text:style-name="P11" text:outline-level="3">**Enumerable влияет только на перечисление.</text:h>
      <text:p text:style-name="P8">Но НЕ влияет на доступность свойства и оператор <text:span text:style-name="Source_20_Text">in</text:span>.**</text:p>
      <text:p text:style-name="P8">То есть:</text:p>
      <text:list text:style-name="L20">
        <text:list-item>
          <text:p text:style-name="P43"><text:span text:style-name="Source_20_Text">enumerable: false</text:span> <text:span text:style-name="Strong_20_Emphasis">скрывает свойство из перебора</text:span></text:p>
        </text:list-item>
        <text:list-item>
          <text:p text:style-name="P43"><text:soft-page-break/>но свойство <text:span text:style-name="Strong_20_Emphasis">всё равно существует</text:span> и наследуется</text:p>
        </text:list-item>
      </text:list>
      <text:p text:style-name="P6"/>
      <text:h text:style-name="P2" text:outline-level="1">✅ <text:span text:style-name="Strong_20_Emphasis">Методы / операции, которые видят унаследованные свойства, даже если </text:span><text:span text:style-name="Strong_20_Emphasis"><text:span text:style-name="Source_20_Text">enumerable: false</text:span></text:span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header-rows>
          <table:table-row>
            <table:table-cell table:style-name="Таблица10.A1" office:value-type="string">
              <text:p text:style-name="P18">Метод / операция</text:p>
            </table:table-cell>
            <table:table-cell table:style-name="Таблица10.A1" office:value-type="string">
              <text:p text:style-name="P18">Видит собственные</text:p>
            </table:table-cell>
            <table:table-cell table:style-name="Таблица10.A1" office:value-type="string">
              <text:p text:style-name="P18">Видит унаследованные</text:p>
            </table:table-cell>
            <table:table-cell table:style-name="Таблица10.A1" office:value-type="string">
              <text:p text:style-name="Table_20_Heading"><text:span text:style-name="T7">Видит </text:span><text:span text:style-name="Source_20_Text"><text:span text:style-name="T7">enumerable: false</text:span></text:span></text:p>
            </table:table-cell>
          </table:table-row>
        </table:table-header-rows>
        <table:table-row>
          <table:table-cell table:style-name="Таблица10.A1" office:value-type="string">
            <text:p text:style-name="Table_20_Contents"><text:span text:style-name="Strong_20_Emphasis"><text:span text:style-name="T7">"key" in obj</text:span></text:span></text:p>
          </table:table-cell>
          <table:table-cell table:style-name="Таблица10.A1" office:value-type="string">
            <text:p text:style-name="P19">✔️</text:p>
          </table:table-cell>
          <table:table-cell table:style-name="Таблица10.A1" office:value-type="string">
            <text:p text:style-name="P19">✔️</text:p>
          </table:table-cell>
          <table:table-cell table:style-name="Таблица10.A1" office:value-type="string">
            <text:p text:style-name="P19">✔️</text:p>
          </table:table-cell>
        </table:table-row>
        <table:table-row>
          <table:table-cell table:style-name="Таблица10.A1" office:value-type="string">
            <text:p text:style-name="Table_20_Contents"><text:span text:style-name="Strong_20_Emphasis"><text:span text:style-name="T7">Reflect.has(obj, key)</text:span></text:span></text:p>
          </table:table-cell>
          <table:table-cell table:style-name="Таблица10.A1" office:value-type="string">
            <text:p text:style-name="P19">✔️</text:p>
          </table:table-cell>
          <table:table-cell table:style-name="Таблица10.A1" office:value-type="string">
            <text:p text:style-name="P19">✔️</text:p>
          </table:table-cell>
          <table:table-cell table:style-name="Таблица10.A1" office:value-type="string">
            <text:p text:style-name="P19">✔️</text:p>
          </table:table-cell>
        </table:table-row>
        <table:table-row>
          <table:table-cell table:style-name="Таблица10.A1" office:value-type="string">
            <text:p text:style-name="Table_20_Contents"><text:span text:style-name="Strong_20_Emphasis"><text:span text:style-name="T7">obj[key] / obj.prop</text:span></text:span></text:p>
          </table:table-cell>
          <table:table-cell table:style-name="Таблица10.A1" office:value-type="string">
            <text:p text:style-name="P19">✔️</text:p>
          </table:table-cell>
          <table:table-cell table:style-name="Таблица10.A1" office:value-type="string">
            <text:p text:style-name="P19">✔️</text:p>
          </table:table-cell>
          <table:table-cell table:style-name="Таблица10.A1" office:value-type="string">
            <text:p text:style-name="P19">✔️</text:p>
          </table:table-cell>
        </table:table-row>
        <table:table-row>
          <table:table-cell table:style-name="Таблица10.A1" office:value-type="string">
            <text:p text:style-name="Table_20_Contents"><text:span text:style-name="Strong_20_Emphasis"><text:span text:style-name="T7">obj.propertyIsEnumerable(key)</text:span></text:span></text:p>
          </table:table-cell>
          <table:table-cell table:style-name="Таблица10.A1" office:value-type="string">
            <text:p text:style-name="P19">✔️</text:p>
          </table:table-cell>
          <table:table-cell table:style-name="Таблица10.A1" office:value-type="string">
            <text:p text:style-name="P19">✔️ (но скажет false)</text:p>
          </table:table-cell>
          <table:table-cell table:style-name="Таблица10.A1" office:value-type="string">
            <text:p text:style-name="P19">✔️</text:p>
          </table:table-cell>
        </table:table-row>
        <table:table-row>
          <table:table-cell table:style-name="Таблица10.A1" office:value-type="string">
            <text:p text:style-name="Table_20_Contents"><text:span text:style-name="Strong_20_Emphasis"><text:span text:style-name="T7">Object.getPrototypeOf() + поиск в прототипе</text:span></text:span></text:p>
          </table:table-cell>
          <table:table-cell table:style-name="Таблица10.A1" office:value-type="string">
            <text:p text:style-name="P19">✔️</text:p>
          </table:table-cell>
          <table:table-cell table:style-name="Таблица10.A1" office:value-type="string">
            <text:p text:style-name="P19">✔️</text:p>
          </table:table-cell>
          <table:table-cell table:style-name="Таблица10.A1" office:value-type="string">
            <text:p text:style-name="P19">✔️</text:p>
          </table:table-cell>
        </table:table-row>
      </table:table>
      <text:p text:style-name="P6"/>
      <text:h text:style-name="P2" text:outline-level="1">❌ <text:span text:style-name="Strong_20_Emphasis">Методы, которые НЕ покажут </text:span><text:span text:style-name="Strong_20_Emphasis"><text:span text:style-name="Source_20_Text">enumerable: false</text:span></text:span><text:span text:style-name="Strong_20_Emphasis"> свойства (ни свои, ни унаследованные)</text:span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header-rows>
          <table:table-row>
            <table:table-cell table:style-name="Таблица11.A1" office:value-type="string">
              <text:p text:style-name="P18">Метод</text:p>
            </table:table-cell>
            <table:table-cell table:style-name="Таблица11.A1" office:value-type="string">
              <text:p text:style-name="P18">Own</text:p>
            </table:table-cell>
            <table:table-cell table:style-name="Таблица11.A1" office:value-type="string">
              <text:p text:style-name="P18">Inherited</text:p>
            </table:table-cell>
            <table:table-cell table:style-name="Таблица11.A1" office:value-type="string">
              <text:p text:style-name="P18">enumerable: false</text:p>
            </table:table-cell>
          </table:table-row>
        </table:table-header-rows>
        <table:table-row>
          <table:table-cell table:style-name="Таблица11.A1" office:value-type="string">
            <text:p text:style-name="Table_20_Contents"><text:span text:style-name="Strong_20_Emphasis"><text:span text:style-name="T7">for...in</text:span></text:span></text:p>
          </table:table-cell>
          <table:table-cell table:style-name="Таблица11.A1" office:value-type="string">
            <text:p text:style-name="P19">✔️</text:p>
          </table:table-cell>
          <table:table-cell table:style-name="Таблица11.A1" office:value-type="string">
            <text:p text:style-name="P19">✔️</text:p>
          </table:table-cell>
          <table:table-cell table:style-name="Таблица11.A1" office:value-type="string">
            <text:p text:style-name="P19">❌</text:p>
          </table:table-cell>
        </table:table-row>
        <table:table-row>
          <table:table-cell table:style-name="Таблица11.A1" office:value-type="string">
            <text:p text:style-name="Table_20_Contents"><text:span text:style-name="Strong_20_Emphasis"><text:span text:style-name="T7">Object.keys()</text:span></text:span></text:p>
          </table:table-cell>
          <table:table-cell table:style-name="Таблица11.A1" office:value-type="string">
            <text:p text:style-name="P19">✔️</text:p>
          </table:table-cell>
          <table:table-cell table:style-name="Таблица11.A1" office:value-type="string">
            <text:p text:style-name="P19">❌</text:p>
          </table:table-cell>
          <table:table-cell table:style-name="Таблица11.A1" office:value-type="string">
            <text:p text:style-name="P19">❌</text:p>
          </table:table-cell>
        </table:table-row>
        <table:table-row>
          <table:table-cell table:style-name="Таблица11.A1" office:value-type="string">
            <text:p text:style-name="Table_20_Contents"><text:span text:style-name="Strong_20_Emphasis"><text:span text:style-name="T7">Object.values()</text:span></text:span></text:p>
          </table:table-cell>
          <table:table-cell table:style-name="Таблица11.A1" office:value-type="string">
            <text:p text:style-name="P19">✔️</text:p>
          </table:table-cell>
          <table:table-cell table:style-name="Таблица11.A1" office:value-type="string">
            <text:p text:style-name="P19">❌</text:p>
          </table:table-cell>
          <table:table-cell table:style-name="Таблица11.A1" office:value-type="string">
            <text:p text:style-name="P19">❌</text:p>
          </table:table-cell>
        </table:table-row>
        <table:table-row table:style-name="Таблица11.5">
          <table:table-cell table:style-name="Таблица11.A1" office:value-type="string">
            <text:p text:style-name="Table_20_Contents"><text:span text:style-name="Strong_20_Emphasis"><text:span text:style-name="T7">Object.entries()</text:span></text:span></text:p>
          </table:table-cell>
          <table:table-cell table:style-name="Таблица11.A1" office:value-type="string">
            <text:p text:style-name="P19">✔️</text:p>
          </table:table-cell>
          <table:table-cell table:style-name="Таблица11.A1" office:value-type="string">
            <text:p text:style-name="P19">❌</text:p>
          </table:table-cell>
          <table:table-cell table:style-name="Таблица11.A1" office:value-type="string">
            <text:p text:style-name="P19">❌</text:p>
          </table:table-cell>
        </table:table-row>
      </table:table>
      <text:p text:style-name="P6"/>
      <text:h text:style-name="P2" text:outline-level="1">❗ Особо важное различие</text:h>
      <text:h text:style-name="P7" text:outline-level="2"><text:span text:style-name="Strong_20_Emphasis">1. Методы “доступа” → видят ВСЁ</text:span></text:h>
      <text:p text:style-name="P8">Даже неперечислимое, даже унаследованное:</text:p>
      <text:p text:style-name="P3"><text:span text:style-name="Source_20_Text">obj.toString; <text:s text:c="4"/>// доступ есть всегда</text:span></text:p>
      <text:p text:style-name="P5"><text:span text:style-name="Source_20_Text">"toString" in obj; // true, даже если enumerable: false</text:span></text:p>
      <text:h text:style-name="P7" text:outline-level="2"><text:span text:style-name="Strong_20_Emphasis">2. Методы “перечисления” → скрывают enumerable: false</text:span></text:h>
      <text:p text:style-name="P8">Например, метод из прототипа:</text:p>
      <text:p text:style-name="P3"><text:soft-page-break/><text:span text:style-name="Source_20_Text">Object.defineProperty(Object.prototype, "hidden", {</text:span></text:p>
      <text:p text:style-name="P4"><text:span text:style-name="Source_20_Text"><text:s text:c="2"/>value: 123,</text:span></text:p>
      <text:p text:style-name="P4"><text:span text:style-name="Source_20_Text"><text:s text:c="2"/>enumerable: false</text:span></text:p>
      <text:p text:style-name="P5"><text:span text:style-name="Source_20_Text">});</text:span></text:p>
      <text:p text:style-name="P8">Тогда:</text:p>
      <text:p text:style-name="P3"><text:span text:style-name="Source_20_Text">"hidden" in obj; <text:s text:c="2"/>// true</text:span></text:p>
      <text:p text:style-name="P4"><text:span text:style-name="Source_20_Text">obj.hidden; <text:s text:c="7"/>// 123</text:span></text:p>
      <text:p text:style-name="P4"><text:span text:style-name="Source_20_Text">for (let k in obj) console.log(k); // не покажет</text:span></text:p>
      <text:p text:style-name="P5"><text:span text:style-name="Source_20_Text">Object.keys(obj); <text:s/>// не покажет</text:span></text:p>
      <text:p text:style-name="P6"/>
      <text:h text:style-name="P2" text:outline-level="1">✔️ ИТОГОВЫЙ СПИСОК</text:h>
      <text:h text:style-name="P11" text:outline-level="3">Методы, которые показывают унаследованные свойства <text:span text:style-name="Strong_20_Emphasis">даже при enumerable: false</text:span>:</text:h>
      <text:list text:style-name="L21">
        <text:list-item>
          <text:p text:style-name="P44"><text:span text:style-name="Source_20_Text">"key" in obj</text:span></text:p>
        </text:list-item>
        <text:list-item>
          <text:p text:style-name="P44"><text:span text:style-name="Source_20_Text">Reflect.has(obj, key)</text:span></text:p>
        </text:list-item>
        <text:list-item>
          <text:p text:style-name="P44"><text:span text:style-name="Source_20_Text">obj[key]</text:span> (доступ к свойствам напрямую)</text:p>
        </text:list-item>
        <text:list-item>
          <text:p text:style-name="P44"><text:span text:style-name="Source_20_Text">obj.propertyIsEnumerable(key)</text:span> — найдёт свойство, но скажет что оно не enumerable</text:p>
        </text:list-item>
        <text:list-item>
          <text:p text:style-name="P44"><text:span text:style-name="Source_20_Text">Object.getPrototypeOf(obj)</text:span> → затем любое обращение к свойству прототипа вручную</text:p>
        </text:list-item>
      </text:list>
      <text:p text:style-name="P6"/>
      <text:p text:style-name="P8">Если хочешь, могу сделать <text:span text:style-name="Strong_20_Emphasis">супертаблицу</text:span> по всем методам JS:<text:line-break/><text:span text:style-name="Source_20_Text">own / inherited × enumerable / non-enumerable</text:span>.</text:p>
      <text:p text:style-name="P14"/>
      <text:p text:style-name="P14"/>
      <text:h text:style-name="P7" text:outline-level="2">1. Старт</text:h>
      <text:p text:style-name="P9"><text:span text:style-name="Source_20_Text">function F() {}</text:span></text:p>
      <text:p text:style-name="P8">По умолчанию у функции-конструктора:</text:p>
      <text:p text:style-name="P3"><text:span text:style-name="Source_20_Text">F.prototype <text:s text:c="2"/>// это объект, созданный движком</text:span></text:p>
      <text:p text:style-name="P5"><text:span text:style-name="Source_20_Text">F.prototype.constructor === F // true</text:span></text:p>
      <text:p text:style-name="P8">И когда ты пишешь:</text:p>
      <text:p text:style-name="P9"><text:span text:style-name="Source_20_Text">let newF = new F();</text:span></text:p>
      <text:p text:style-name="P8">движок делает примерно так:</text:p>
      <text:list text:style-name="L22">
        <text:list-item>
          <text:p text:style-name="P45">создаёт пустой объект <text:span text:style-name="Source_20_Text">{}</text:span></text:p>
        </text:list-item>
        <text:list-item>
          <text:p text:style-name="P45">ставит ему <text:span text:style-name="Source_20_Text">[[Prototype]] = F.prototype</text:span></text:p>
        </text:list-item>
        <text:list-item>
          <text:p text:style-name="P45"><text:soft-page-break/>вызывает <text:span text:style-name="Source_20_Text">F</text:span> с <text:span text:style-name="Source_20_Text">this = этот объект</text:span></text:p>
        </text:list-item>
        <text:list-item>
          <text:p text:style-name="P45">возвращает этот объект</text:p>
        </text:list-item>
      </text:list>
      <text:p text:style-name="P8">Поэтому:</text:p>
      <text:p text:style-name="P3"><text:span text:style-name="Source_20_Text">newF.__proto__ === F.prototype <text:s text:c="2"/>// true</text:span></text:p>
      <text:p text:style-name="P5"><text:span text:style-name="Source_20_Text">newF.constructor === F <text:s text:c="10"/>// через прототип</text:span></text:p>
      <text:p text:style-name="P6"/>
      <text:h text:style-name="P7" text:outline-level="2">2. Ты делаешь вот это:</text:h>
      <text:p text:style-name="P9"><text:span text:style-name="Source_20_Text">F.prototype = 'sad';</text:span></text:p>
      <text:p text:style-name="P8">Теперь <text:span text:style-name="Source_20_Text">F.prototype</text:span> <text:span text:style-name="Strong_20_Emphasis">больше не объект, а примитив (строка)</text:span>.</text:p>
      <text:p text:style-name="P8">Поэтому:</text:p>
      <text:p text:style-name="P3"><text:span text:style-name="Source_20_Text">F.prototype <text:s text:c="7"/>// 'sad'</text:span></text:p>
      <text:p text:style-name="P5"><text:span text:style-name="Source_20_Text">F.prototype.constructor // Function String() { [native code] }</text:span></text:p>
      <text:p text:style-name="P8">Почему так?<text:line-break/>Потому что <text:span text:style-name="Source_20_Text">'sad'</text:span> — это строка, а у строки есть свойство <text:span text:style-name="Source_20_Text">.constructor</text:span>, которое указывает на <text:span text:style-name="Source_20_Text">String</text:span>:</text:p>
      <text:p text:style-name="P9"><text:span text:style-name="Source_20_Text">('sad').constructor === String // true</text:span></text:p>
      <text:p text:style-name="P6"/>
      <text:h text:style-name="P7" text:outline-level="2">3. Самое интересное: <text:span text:style-name="Source_20_Text">new F()</text:span></text:h>
      <text:p text:style-name="P9"><text:span text:style-name="Source_20_Text">let newF = new F();</text:span></text:p>
      <text:p text:style-name="P8">По спецификации, когда вызывают <text:span text:style-name="Source_20_Text">new F()</text:span>:</text:p>
      <text:list text:style-name="L23">
        <text:list-item>
          <text:p text:style-name="P46">движок смотрит на <text:span text:style-name="Source_20_Text">F.prototype</text:span></text:p>
        </text:list-item>
        <text:list-item>
          <text:p text:style-name="P46"><text:span text:style-name="Strong_20_Emphasis">если это объект</text:span> → использует его как прототип нового объекта</text:p>
        </text:list-item>
        <text:list-item>
          <text:p text:style-name="P46"><text:span text:style-name="Strong_20_Emphasis">если это не объект (примитив)</text:span> → <text:span text:style-name="Strong_20_Emphasis">игнорирует</text:span> и ставит прототипом <text:span text:style-name="Source_20_Text">Object.prototype</text:span></text:p>
        </text:list-item>
      </text:list>
      <text:p text:style-name="P8">У тебя сейчас:</text:p>
      <text:p text:style-name="P9"><text:span text:style-name="Source_20_Text">F.prototype === 'sad' // примитив, не объект</text:span></text:p>
      <text:p text:style-name="P8">Поэтому:</text:p>
      <text:p text:style-name="P3"><text:span text:style-name="Source_20_Text">newF.__proto__ === Object.prototype <text:s/>// да, а не F.prototype</text:span></text:p>
      <text:p text:style-name="P5"><text:span text:style-name="Source_20_Text">newF.constructor === Object <text:s text:c="9"/>// потому что берётся из Object.prototype.constructor</text:span></text:p>
      <text:p text:style-name="P8">И именно это ты и видишь в консоли:</text:p>
      <text:list text:style-name="L24">
        <text:list-item>
          <text:p text:style-name="P47"><text:span text:style-name="Source_20_Text">newF.__proto__</text:span> — объект с методами <text:span text:style-name="Source_20_Text">hasOwnProperty</text:span>, <text:span text:style-name="Source_20_Text">__defineGetter__</text:span> и т.п. → это <text:span text:style-name="Source_20_Text">Object.prototype</text:span></text:p>
        </text:list-item>
        <text:list-item>
          <text:p text:style-name="P47"><text:soft-page-break/><text:span text:style-name="Source_20_Text">newF.constructor</text:span> → <text:span text:style-name="Source_20_Text">f Object() { [native code] }</text:span></text:p>
        </text:list-item>
      </text:list>
      <text:p text:style-name="P8">Т.е. <text:span text:style-name="Strong_20_Emphasis">F вообще никак не попал в прототипную цепочку экземпляра</text:span>, потому что ты испортил <text:span text:style-name="Source_20_Text">F.prototype</text:span>, сделав его строкой.</text:p>
      <text:p text:style-name="P6"/>
      <text:h text:style-name="P7" text:outline-level="2">4. Почему не <text:span text:style-name="Source_20_Text">F</text:span> в <text:span text:style-name="Source_20_Text">constructor</text:span>?</text:h>
      <text:p text:style-name="P8">Потому что:</text:p>
      <text:list text:style-name="L25">
        <text:list-item>
          <text:p text:style-name="P48"><text:span text:style-name="Source_20_Text">constructor</text:span> у экземпляра <text:span text:style-name="Strong_20_Emphasis">не ставится напрямую</text:span> конструктором <text:span text:style-name="Source_20_Text">F</text:span></text:p>
        </text:list-item>
        <text:list-item>
          <text:p text:style-name="P48">он приходит <text:span text:style-name="Strong_20_Emphasis">из прототипа</text:span>:</text:p>
        </text:list-item>
      </text:list>
      <text:p text:style-name="P3"><text:span text:style-name="Source_20_Text">// до порчи прототипа:</text:span></text:p>
      <text:p text:style-name="P4"><text:span text:style-name="Source_20_Text">F.prototype.constructor === F</text:span></text:p>
      <text:p text:style-name="P4"><text:span text:style-name="Source_20_Text">newF.__proto__ === F.prototype</text:span></text:p>
      <text:p text:style-name="P5"><text:span text:style-name="Source_20_Text">newF.constructor === F</text:span></text:p>
      <text:p text:style-name="P8">Но после:</text:p>
      <text:p text:style-name="P3"><text:span text:style-name="Source_20_Text">F.prototype = 'sad'; <text:s text:c="6"/>// прототип – строка</text:span></text:p>
      <text:p text:style-name="P4"><text:span text:style-name="Source_20_Text">let newF = new F(); <text:s text:c="7"/>// newF.__proto__ = Object.prototype</text:span></text:p>
      <text:p text:style-name="P4"/>
      <text:p text:style-name="P5"><text:span text:style-name="Source_20_Text">newF.constructor === Object; // т.к. берётся из Object.prototype.constructor</text:span></text:p>
      <text:p text:style-name="P6"/>
      <text:h text:style-name="P7" text:outline-level="2">Вывод</text:h>
      <text:list text:style-name="L26">
        <text:list-item>
          <text:p text:style-name="P49">Ты переписал <text:span text:style-name="Source_20_Text">F.prototype</text:span> примитивом (<text:span text:style-name="Source_20_Text">'sad'</text:span>).</text:p>
        </text:list-item>
        <text:list-item>
          <text:p text:style-name="P49">При <text:span text:style-name="Source_20_Text">new F()</text:span> движок увидел, что <text:span text:style-name="Source_20_Text">prototype</text:span> не объект → подставил <text:span text:style-name="Strong_20_Emphasis">Object.prototype</text:span>.</text:p>
        </text:list-item>
        <text:list-item>
          <text:p text:style-name="P49">Поэтому у <text:span text:style-name="Source_20_Text">newF</text:span>:</text:p>
          <text:list>
            <text:list-item>
              <text:p text:style-name="P49"><text:span text:style-name="Source_20_Text">__proto__</text:span> → <text:span text:style-name="Source_20_Text">Object.prototype</text:span></text:p>
            </text:list-item>
            <text:list-item>
              <text:p text:style-name="P49"><text:span text:style-name="Source_20_Text">constructor</text:span> → <text:span text:style-name="Source_20_Text">Object</text:span>, а не <text:span text:style-name="Source_20_Text">F</text:span>.</text:p>
            </text:list-item>
          </text:list>
        </text:list-item>
      </text:list>
      <text:p text:style-name="P8">Если хочешь, могу показать, как «починить»:</text:p>
      <text:p text:style-name="P3"><text:span text:style-name="Source_20_Text">F.prototype = { some: 'data' };</text:span></text:p>
      <text:p text:style-name="P4"><text:span text:style-name="Source_20_Text">// или вернуть нормальный прототип:</text:span></text:p>
      <text:p text:style-name="P5"><text:span text:style-name="Source_20_Text">F.prototype = { constructor: F };</text:span></text:p>
      <text:h text:style-name="P42" text:outline-level="5">Вы сказали:</text:h>
      <text:p text:style-name="P8">// Function String() { [native code] } почему так ?</text:p>
      <text:h text:style-name="P27" text:outline-level="6">ChatGPT сказал:</text:h>
      <text:p text:style-name="P8">Поясню максимально чётко и коротко — <text:span text:style-name="Strong_20_Emphasis">почему ты видишь именно это:</text:span></text:p>
      <text:p text:style-name="P3"><text:span text:style-name="Source_20_Text">F.prototype.constructor <text:s/></text:span></text:p>
      <text:p text:style-name="P5"><text:span text:style-name="Source_20_Text">→ f String() { [native code] }</text:span></text:p>
      <text:p text:style-name="P6"/>
      <text:h text:style-name="P2" text:outline-level="1"><text:soft-page-break/>✅ <text:span text:style-name="Strong_20_Emphasis">Почему </text:span><text:span text:style-name="Strong_20_Emphasis"><text:span text:style-name="Source_20_Text">constructor</text:span></text:span><text:span text:style-name="Strong_20_Emphasis"> стал </text:span><text:span text:style-name="Strong_20_Emphasis"><text:span text:style-name="Source_20_Text">String</text:span></text:span><text:span text:style-name="Strong_20_Emphasis">, а не </text:span><text:span text:style-name="Strong_20_Emphasis"><text:span text:style-name="Source_20_Text">F</text:span></text:span><text:span text:style-name="Strong_20_Emphasis">?</text:span></text:h>
      <text:p text:style-name="P8">Ты сделал:</text:p>
      <text:p text:style-name="P9"><text:span text:style-name="Source_20_Text">F.prototype = 'sad';</text:span></text:p>
      <text:p text:style-name="P8">Теперь <text:span text:style-name="Source_20_Text">F.prototype</text:span> — это <text:span text:style-name="Strong_20_Emphasis">строка</text:span>, а строка в JavaScript — это <text:span text:style-name="Emphasis">примитив</text:span>, но когда ты обращаешься к её свойствам, движок создаёт временный объект типа <text:span text:style-name="Strong_20_Emphasis">String-wrapper</text:span>:</text:p>
      <text:p text:style-name="P9"><text:span text:style-name="Source_20_Text">('sad').constructor === String // true</text:span></text:p>
      <text:p text:style-name="P8">То есть:</text:p>
      <text:list text:style-name="L27">
        <text:list-item>
          <text:p text:style-name="P50"><text:span text:style-name="Source_20_Text">'sad'</text:span> не имеет своих собственных свойств.</text:p>
        </text:list-item>
        <text:list-item>
          <text:p text:style-name="P50">Но у строкового объекта (временного) в прототипе есть свойство:</text:p>
        </text:list-item>
      </text:list>
      <text:p text:style-name="P9"><text:span text:style-name="Source_20_Text">String.prototype.constructor === String</text:span></text:p>
      <text:p text:style-name="P8">Поэтому:</text:p>
      <text:p text:style-name="P3"><text:span text:style-name="Source_20_Text">F.prototype.constructor <text:s text:c="2"/>// смотрим конструктор строки</text:span></text:p>
      <text:p text:style-name="P5"><text:span text:style-name="Source_20_Text">→ String</text:span></text:p>
      <text:p text:style-name="P8">Вот почему консоль показывает:</text:p>
      <text:p text:style-name="P9"><text:span text:style-name="Source_20_Text">f String() { [native code] }</text:span></text:p>
      <text:p text:style-name="P8">Это функция-конструктор для строк.</text:p>
      <text:p text:style-name="P6"/>
      <text:h text:style-name="P2" text:outline-level="1">🔍 Схема происходящего</text:h>
      <text:p text:style-name="P3"><text:span text:style-name="Source_20_Text">F.prototype → 'sad'</text:span></text:p>
      <text:p text:style-name="P4"><text:span text:style-name="Source_20_Text"><text:s text:c="13"/>↓</text:span></text:p>
      <text:p text:style-name="P4"><text:span text:style-name="Source_20_Text">('sad') → временный объект типа String</text:span></text:p>
      <text:p text:style-name="P4"><text:span text:style-name="Source_20_Text"><text:s text:c="13"/>↓</text:span></text:p>
      <text:p text:style-name="P5"><text:span text:style-name="Source_20_Text">constructor → String</text:span></text:p>
      <text:p text:style-name="P6"/>
      <text:h text:style-name="P2" text:outline-level="1">📌 Важное следствие</text:h>
      <text:p text:style-name="P8">Поскольку <text:span text:style-name="Source_20_Text">F.prototype</text:span> больше <text:span text:style-name="Strong_20_Emphasis">не объект</text:span>, движок:</text:p>
      <text:list text:style-name="L28">
        <text:list-item>
          <text:p text:style-name="P51">не может использовать его как прототип для <text:span text:style-name="Source_20_Text">new F()</text:span></text:p>
        </text:list-item>
        <text:list-item>
          <text:p text:style-name="P51">заменяет прототип экземпляра на <text:span text:style-name="Source_20_Text">Object.prototype</text:span></text:p>
        </text:list-item>
      </text:list>
      <text:p text:style-name="P8">То есть:</text:p>
      <text:p text:style-name="P3"><text:span text:style-name="Source_20_Text">let newF = new F();</text:span></text:p>
      <text:p text:style-name="P4"/>
      <text:p text:style-name="P4"><text:soft-page-break/><text:span text:style-name="Source_20_Text">newF.__proto__ === Object.prototype // true</text:span></text:p>
      <text:p text:style-name="P5"><text:span text:style-name="Source_20_Text">newF.constructor === Object <text:s text:c="8"/>// не F!</text:span></text:p>
      <text:p text:style-name="P6"/>
      <text:h text:style-name="P2" text:outline-level="1">💡 Итог</text:h>
      <text:p text:style-name="P8">Ты видишь <text:span text:style-name="Strong_20_Emphasis"><text:span text:style-name="Source_20_Text">String()</text:span></text:span><text:span text:style-name="Strong_20_Emphasis"> в constructor</text:span>, потому что:</text:p>
      <text:list text:style-name="L29">
        <text:list-item>
          <text:p text:style-name="P52">ты присвоил <text:span text:style-name="Source_20_Text">prototype</text:span> строку,</text:p>
        </text:list-item>
        <text:list-item>
          <text:p text:style-name="P52">строка имеет встроенный конструктор <text:span text:style-name="Source_20_Text">String</text:span>,</text:p>
        </text:list-item>
        <text:list-item>
          <text:p text:style-name="P52">и именно этот конструктор возвращается при обращении к <text:span text:style-name="Source_20_Text">.constructor</text:span>.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linkMacSystemFont" svg:font-family="BlinkMacSystemFont, apple-system, 'Segoe UI', Roboto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5T02:29:56.982203300</meta:creation-date>
    <dc:date>2025-12-22T20:11:39.890679600</dc:date>
    <meta:editing-duration>PT5H24M42S</meta:editing-duration>
    <meta:editing-cycles>28</meta:editing-cycles>
    <meta:generator>LibreOffice/25.2.7.2$Windows_X86_64 LibreOffice_project/5cbfd1ab6520636bb5f7b99185aa69bd7456825d</meta:generator>
    <meta:document-statistic meta:table-count="12" meta:image-count="0" meta:object-count="0" meta:page-count="30" meta:paragraph-count="819" meta:word-count="3780" meta:character-count="25927" meta:non-whitespace-character-count="22801"/>
  </office:meta>
</office:document-meta>
</file>